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7000002D0AAD5C616A92A5D5E.png" manifest:media-type="image/png"/>
  <manifest:file-entry manifest:full-path="Pictures/1000000000000020000000204B249CA79A42C6D7.png" manifest:media-type="image/png"/>
  <manifest:file-entry manifest:full-path="Pictures/100032260000C97E0000D0BD9D165E6B48F0C3BB.wmf" manifest:media-type="image/x-wmf"/>
  <manifest:file-entry manifest:full-path="Pictures/1000000000000016000000A3F2E2FD7F03B3396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ourier New" svg:font-family="'Courier New'" style:font-family-generic="swiss"/>
    <style:font-face style:name="Arial3" svg:font-family="Arial" style:font-pitch="variable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2" style:family="graphic" style:parent-style-name="standard">
      <style:graphic-properties draw:fill="solid" draw:fill-color="#666666" draw:textarea-horizontal-align="center" draw:textarea-vertical-align="middle"/>
    </style:style>
    <style:style style:name="gr3" style:family="graphic" style:parent-style-name="standard">
      <style:graphic-properties draw:fill="solid" draw:fill-color="#ffff66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2.796cm"/>
    </style:style>
    <style:style style:name="gr5" style:family="graphic" style:parent-style-name="standard">
      <style:graphic-properties draw:fill="solid" draw:fill-color="#99ccff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2.64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3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355cm"/>
    </style:style>
    <style:style style:name="gr9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3.8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4.98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69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36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77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2.77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399cm"/>
    </style:style>
    <style:style style:name="gr17" style:family="graphic" style:parent-style-name="objectwithoutfill">
      <style:graphic-properties draw:marker-end="Arrowheads_20_1" draw:marker-end-width="0.3cm" draw:fill="none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174cm"/>
    </style:style>
    <style:style style:name="gr19" style:family="graphic" style:parent-style-name="objectwithoutfill">
      <style:graphic-properties draw:marker-start="Arrow" draw:marker-end="Arrowheads_20_1" draw:marker-end-width="0.3cm" draw:fill="none" draw:textarea-horizontal-align="center" draw:textarea-vertical-align="middle"/>
    </style:style>
    <style:style style:name="gr20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681cm"/>
    </style:style>
    <style:style style:name="gr22" style:family="graphic" style:parent-style-name="objectwithoutfill">
      <style:graphic-properties draw:marker-end="Rounded_20_short_20_Arrow" draw:marker-end-width="0.356cm" draw:fill="none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901cm"/>
    </style:style>
    <style:style style:name="gr24" style:family="graphic">
      <style:graphic-properties style:protect="siz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8cm" fo:min-width="5.88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1cm" fo:min-width="4.25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17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46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456cm"/>
    </style:style>
    <style:style style:name="gr30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1cm" fo:min-width="4.73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029cm"/>
    </style:style>
    <style:style style:name="gr33" style:family="graphic" style:parent-style-name="standard">
      <style:graphic-properties draw:stroke="dash" draw:stroke-dash="Ultrafine_20_Dashed" draw:marker-start="" draw:marker-end="Arrow" draw:marker-end-width="0.3cm" draw:fill="none" draw:textarea-horizontal-align="center" draw:textarea-vertical-align="middle"/>
    </style:style>
    <style:style style:name="gr34" style:family="graphic" style:parent-style-name="standard">
      <style:graphic-properties draw:fill="solid" draw:fill-color="#99ff99" draw:textarea-horizontal-align="center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7cm" fo:min-width="4.4cm"/>
    </style:style>
    <style:style style:name="gr36" style:family="graphic" style:parent-style-name="standard">
      <style:graphic-properties draw:fill="solid" draw:fill-color="#808080" draw:textarea-horizontal-align="justify" draw:textarea-vertical-align="middle" draw:auto-grow-height="false" fo:min-height="0.323cm" fo:min-width="1.12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02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1.6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1.99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1.21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1.92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6.233cm"/>
    </style:style>
    <style:style style:name="gr43" style:family="graphic" style:parent-style-name="standard">
      <style:graphic-properties draw:fill="solid" draw:fill-color="#808080" draw:textarea-horizontal-align="justify" draw:textarea-vertical-align="middle" draw:auto-grow-height="false" fo:min-height="0.323cm" fo:min-width="1.20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2.89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2.94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7cm" fo:min-width="2.76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7cm" fo:min-width="4.41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7cm" fo:min-width="3.918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2.552cm"/>
    </style:style>
    <style:style style:name="gr50" style:family="graphic" style:parent-style-name="standard">
      <style:graphic-properties draw:fill="solid" draw:fill-color="#808080" draw:textarea-horizontal-align="justify" draw:textarea-vertical-align="middle" draw:auto-grow-height="false" fo:min-height="0.325cm" fo:min-width="1.909cm"/>
    </style:style>
    <style:style style:name="gr51" style:family="graphic" style:parent-style-name="objectwithoutfill">
      <style:graphic-properties draw:stroke="dash" draw:stroke-dash="Fine_20_Dashed" draw:marker-start="" draw:marker-end="" draw:fill="none" draw:textarea-horizontal-align="center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3.69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.2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6cm" fo:min-width="2.21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3.25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3.09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2.644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719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1.386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128cm"/>
    </style:style>
    <style:style style:name="gr61" style:family="graphic" style:parent-style-name="objectwithoutfill">
      <style:graphic-properties svg:stroke-color="#000000" draw:marker-start="" draw:marker-end="Arrow" draw:marker-end-width="0.3cm" draw:fill="none" draw:textarea-horizontal-align="center" draw:textarea-vertical-align="middl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38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429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107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018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822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2.123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0.844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9cm" fo:min-width="3.71cm"/>
    </style:style>
    <style:style style:name="gr70" style:family="graphic" style:parent-style-name="standard">
      <style:graphic-properties draw:fill="solid" draw:fill-color="#add58a" draw:textarea-horizontal-align="center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254cm"/>
    </style:style>
    <style:style style:name="gr72" style:family="graphic" style:parent-style-name="standard">
      <style:graphic-properties draw:fill="solid" draw:fill-color="#ffdaa2" draw:textarea-horizontal-align="center" draw:textarea-vertical-align="middl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2.07cm"/>
    </style:style>
    <style:style style:name="gr74" style:family="graphic" style:parent-style-name="standard">
      <style:graphic-properties draw:fill="solid" draw:fill-color="#b3b3b3" draw:textarea-horizontal-align="center" draw:textarea-vertical-align="middl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2.034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344cm"/>
    </style:style>
    <style:style style:name="gr7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496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2.745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2.62cm"/>
    </style:style>
    <style:style style:name="gr81" style:family="graphic" style:parent-style-name="standard">
      <style:graphic-properties draw:fill="solid" draw:fill-color="#94bd5e" draw:textarea-horizontal-align="center" draw:textarea-vertical-align="middle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598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2.296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5.086cm"/>
    </style:style>
    <style:style style:name="gr85" style:family="graphic" style:parent-style-name="objectwithoutfill">
      <style:graphic-properties draw:stroke="dash" draw:stroke-dash="Ultrafine_20_Dashed" svg:stroke-width="0.051cm" draw:marker-start="" draw:marker-start-width="0.276cm" draw:marker-end="" draw:marker-end-width="0.276cm" draw:fill="none" draw:textarea-horizontal-align="center" draw:textarea-vertical-align="middle" fo:padding-top="0.025cm" fo:padding-bottom="0.025cm" fo:padding-left="0.025cm" fo:padding-right="0.025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1.183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2.762cm"/>
    </style:style>
    <style:style style:name="gr88" style:family="graphic" style:parent-style-name="objectwithoutfill">
      <style:graphic-properties draw:stroke="dash" draw:stroke-dash="Ultrafine_20_Dashed" draw:marker-start="" draw:marker-end="Arrowheads_20_1" draw:marker-end-width="0.3cm" draw:fill="none" draw:textarea-horizontal-align="center" draw:textarea-vertical-align="middl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2.889cm"/>
    </style:style>
    <style:style style:name="gr90" style:family="graphic" style:parent-style-name="standard">
      <style:graphic-properties draw:fill="solid" draw:fill-color="#4c4c4c" draw:textarea-horizontal-align="justify" draw:textarea-vertical-align="middle" draw:auto-grow-height="false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609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0.976cm"/>
    </style:style>
    <style:style style:name="gr93" style:family="graphic" style:parent-style-name="objectwithoutfill">
      <style:graphic-properties draw:marker-start="" draw:marker-end="Arrow" draw:marker-end-width="0.3cm" draw:fill="none" draw:textarea-horizontal-align="center" draw:textarea-vertical-align="middle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62cm"/>
    </style:style>
    <style:style style:name="gr95" style:family="graphic" style:parent-style-name="objectwithoutfill">
      <style:graphic-properties draw:marker-start="" draw:marker-end="Arrowheads_20_1" draw:marker-end-width="0.3cm" draw:fill="none" draw:textarea-horizontal-align="center" draw:textarea-vertical-align="middle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07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623cm"/>
    </style:style>
    <style:style style:name="gr98" style:family="graphic" style:parent-style-name="standard">
      <style:graphic-properties draw:marker-start="" draw:textarea-horizontal-align="center" draw:textarea-vertical-align="middle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801cm"/>
    </style:style>
    <style:style style:name="gr100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2.385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725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539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423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4.93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471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518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792cm"/>
    </style:style>
    <style:style style:name="pr1" style:family="presentation" style:parent-style-name="presentation-title">
      <style:graphic-properties draw:fill-color="#ffffff" draw:auto-grow-height="true" fo:min-height="3.181cm"/>
    </style:style>
    <style:style style:name="pr2" style:family="presentation" style:parent-style-name="presentation-notes">
      <style:graphic-properties draw:fill-color="#ffffff" fo:min-height="11.41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666666"/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 style:writing-mode="lr-tb"/>
    </style:style>
    <style:style style:name="P5" style:family="paragraph">
      <loext:graphic-properties draw:fill="solid" draw:fill-color="#ffff66"/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Arial2" fo:font-size="10pt" fo:font-weight="bold"/>
    </style:style>
    <style:style style:name="P8" style:family="paragraph">
      <loext:graphic-properties draw:fill="solid" draw:fill-color="#99ccff"/>
      <style:paragraph-properties fo:text-align="center"/>
    </style:style>
    <style:style style:name="P9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Arial2" fo:font-size="10pt"/>
    </style:style>
    <style:style style:name="P10" style:family="paragraph">
      <loext:graphic-properties draw:fill="solid" draw:fill-color="#999999"/>
      <style:paragraph-properties fo:text-align="center"/>
    </style:style>
    <style:style style:name="P11" style:family="paragraph">
      <loext:graphic-properties draw:fill-color="#ffffff"/>
      <style:paragraph-properties fo:margin-left="0.6cm" fo:margin-right="0cm" fo:text-indent="-0.6cm" style:writing-mode="lr-tb"/>
      <style:text-properties fo:font-size="20pt"/>
    </style:style>
    <style:style style:name="P12" style:family="paragraph">
      <loext:graphic-properties draw:fill="solid" draw:fill-color="#808080"/>
      <style:paragraph-properties fo:text-align="center"/>
    </style:style>
    <style:style style:name="P13" style:family="paragraph">
      <loext:graphic-properties draw:fill="solid" draw:fill-color="#99ff99"/>
      <style:paragraph-properties fo:text-align="center"/>
    </style:style>
    <style:style style:name="P14" style:family="paragraph">
      <style:paragraph-properties fo:margin-left="0cm" fo:margin-right="0cm" fo:text-align="end" fo:text-indent="0cm"/>
    </style:style>
    <style:style style:name="P15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style:font-name="Arial2" fo:font-size="10pt" fo:font-style="normal" fo:font-weight="bold" style:font-style-asian="normal" style:font-weight-asian="bold" style:font-style-complex="normal" style:font-weight-complex="bold"/>
    </style:style>
    <style:style style:name="P16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Arial2" fo:font-size="10pt" fo:font-style="italic" fo:font-weight="normal" style:font-style-asian="italic" style:font-weight-asian="normal" style:font-style-complex="italic" style:font-weight-complex="normal"/>
    </style:style>
    <style:style style:name="P17" style:family="paragraph">
      <style:paragraph-properties fo:margin-left="0cm" fo:margin-right="0cm" fo:text-align="start" fo:text-indent="0cm"/>
    </style:style>
    <style:style style:name="P18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style:font-name="Arial2" fo:font-size="10pt"/>
    </style:style>
    <style:style style:name="P19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style:font-name="Arial2" fo:font-size="10pt"/>
    </style:style>
    <style:style style:name="P20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Arial2" fo:font-size="10pt" fo:font-style="normal" fo:font-weight="bold" style:font-style-asian="normal" style:font-weight-asian="bold" style:font-style-complex="normal" style:font-weight-complex="bold"/>
    </style:style>
    <style:style style:name="P21" style:family="paragraph">
      <loext:graphic-properties draw:fill="solid" draw:fill-color="#add58a"/>
      <style:paragraph-properties fo:text-align="center"/>
    </style:style>
    <style:style style:name="P22" style:family="paragraph">
      <loext:graphic-properties draw:fill="solid" draw:fill-color="#ffdaa2"/>
      <style:paragraph-properties fo:text-align="center"/>
    </style:style>
    <style:style style:name="P23" style:family="paragraph">
      <loext:graphic-properties draw:fill="solid" draw:fill-color="#b3b3b3"/>
      <style:paragraph-properties fo:text-align="center"/>
    </style:style>
    <style:style style:name="P24" style:family="paragraph">
      <loext:graphic-properties draw:fill="solid" draw:fill-color="#94bd5e"/>
      <style:paragraph-properties fo:text-align="center"/>
    </style:style>
    <style:style style:name="P25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Arial2" fo:font-size="12pt" fo:font-weight="bold" style:font-size-asian="12pt" style:font-size-complex="12pt"/>
    </style:style>
    <style:style style:name="P26" style:family="paragraph">
      <loext:graphic-properties draw:fill="solid" draw:fill-color="#4c4c4c"/>
      <style:paragraph-properties fo:text-align="center"/>
    </style:style>
    <style:style style:name="T1" style:family="text">
      <style:text-properties style:font-name="Arial2" fo:font-size="11pt" fo:font-weight="bold"/>
    </style:style>
    <style:style style:name="T2" style:family="text">
      <style:text-properties style:font-name="Arial2" fo:font-size="11pt" fo:font-style="italic"/>
    </style:style>
    <style:style style:name="T3" style:family="text">
      <style:text-properties style:font-name="Arial2" fo:font-size="11pt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font-name="Arial2" fo:font-size="11pt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Arial2" fo:font-size="12pt" fo:font-weight="bold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presentation" presentation:presentation-page-layout-name="AL1T1">
        <office:forms form:automatic-focus="false" form:apply-design-mode="false"/>
        <draw:rect draw:style-name="gr1" draw:text-style-name="P1" draw:layer="layout" svg:width="6.939cm" svg:height="3.395cm" svg:x="9.485cm" svg:y="4.667cm">
          <text:p/>
        </draw:rect>
        <draw:rect draw:style-name="gr2" draw:text-style-name="P2" draw:layer="layout" svg:width="0.331cm" svg:height="0.648cm" svg:x="9.291cm" svg:y="6.465cm">
          <text:p/>
        </draw:rect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rect draw:style-name="gr3" draw:text-style-name="P5" draw:layer="layout" svg:width="6.671cm" svg:height="1.17cm" svg:x="9.603cm" svg:y="6.142cm">
          <text:p/>
        </draw:rect>
        <draw:frame draw:style-name="gr4" draw:text-style-name="P7" draw:layer="layout" svg:width="2.796cm" svg:height="0.455cm" svg:x="11.583cm" svg:y="6.549cm">
          <draw:text-box>
            <text:p text:style-name="P6"><text:span text:style-name="T1">Basic Software</text:span></text:p>
          </draw:text-box>
        </draw:frame>
        <draw:rect draw:style-name="gr5" draw:text-style-name="P8" draw:layer="layout" svg:width="6.696cm" svg:height="0.478cm" svg:x="9.603cm" svg:y="7.442cm">
          <text:p/>
        </draw:rect>
        <draw:frame draw:style-name="gr6" draw:text-style-name="P7" draw:layer="layout" svg:width="2.644cm" svg:height="0.455cm" svg:x="11.683cm" svg:y="7.45cm">
          <draw:text-box>
            <text:p text:style-name="P6"><text:span text:style-name="T1">Boot Software</text:span></text:p>
          </draw:text-box>
        </draw:frame>
        <draw:frame draw:style-name="gr7" draw:text-style-name="P9" draw:layer="layout" svg:width="3.308cm" svg:height="0.581cm" svg:x="11.694cm" svg:y="8.228cm">
          <draw:text-box>
            <text:p text:style-name="P6"><text:span text:style-name="T2">DPU Processor</text:span></text:p>
          </draw:text-box>
        </draw:frame>
        <draw:rect draw:style-name="gr1" draw:text-style-name="P1" draw:layer="layout" svg:width="6.939cm" svg:height="0.508cm" svg:x="9.485cm" svg:y="8.182cm">
          <text:p/>
        </draw:rect>
        <draw:frame draw:style-name="gr8" draw:text-style-name="P9" draw:layer="layout" svg:width="3.355cm" svg:height="0.907cm" svg:x="17.819cm" svg:y="4.124cm">
          <draw:text-box>
            <text:p text:style-name="P6"><text:span text:style-name="T2">Service-Aware Part</text:span></text:p>
            <text:p text:style-name="P6"><text:span text:style-name="T2">of Instrument SW</text:span></text:p>
          </draw:text-box>
        </draw:frame>
        <draw:line draw:style-name="gr9" draw:text-style-name="P1" draw:layer="layout" svg:x1="7.083cm" svg:y1="4.931cm" svg:x2="9.385cm" svg:y2="5.691cm">
          <text:p/>
        </draw:line>
        <draw:rect draw:style-name="gr3" draw:text-style-name="P5" draw:layer="layout" svg:width="6.672cm" svg:height="1.17cm" svg:x="9.602cm" svg:y="4.841cm">
          <text:p/>
        </draw:rect>
        <draw:frame draw:style-name="gr10" draw:text-style-name="P7" draw:layer="layout" svg:width="3.88cm" svg:height="0.455cm" svg:x="11.082cm" svg:y="5.248cm">
          <draw:text-box>
            <text:p text:style-name="P6"><text:span text:style-name="T1">Application Software</text:span></text:p>
          </draw:text-box>
        </draw:frame>
        <draw:line draw:style-name="gr9" draw:text-style-name="P1" draw:layer="layout" svg:x1="17.822cm" svg:y1="4.592cm" svg:x2="15.825cm" svg:y2="5.416cm">
          <text:p/>
        </draw:line>
        <draw:rect draw:style-name="gr2" draw:text-style-name="P2" draw:layer="layout" svg:width="0.331cm" svg:height="0.648cm" svg:x="16.292cm" svg:y="6.465cm">
          <text:p/>
        </draw:rect>
        <draw:frame draw:style-name="gr11" draw:text-style-name="P9" draw:layer="layout" svg:width="4.989cm" svg:height="0.581cm" svg:x="4.189cm" svg:y="4.474cm">
          <draw:text-box>
            <text:p text:style-name="P6"><text:span text:style-name="T2">Instrument Flight SW (IFSW)</text:span></text:p>
          </draw:text-box>
        </draw:frame>
        <draw:frame draw:style-name="gr12" draw:text-style-name="P9" draw:layer="layout" svg:width="3.696cm" svg:height="0.907cm" svg:x="18.369cm" svg:y="7.769cm">
          <draw:text-box>
            <text:p text:style-name="P6"><text:span text:style-name="T2">Connection to OBC</text:span></text:p>
            <text:p text:style-name="P6"><text:span text:style-name="T2">(1553, PUS-Based)</text:span></text:p>
          </draw:text-box>
        </draw:frame>
        <draw:frame draw:style-name="gr13" draw:text-style-name="P9" draw:layer="layout" svg:width="3.362cm" svg:height="0.907cm" svg:x="4.225cm" svg:y="7.771cm">
          <draw:text-box>
            <text:p text:style-name="P6"><text:span text:style-name="T2">Connection to SEM</text:span></text:p>
            <text:p text:style-name="P6"><text:span text:style-name="T2">(SpW, PUS-Based)</text:span></text:p>
          </draw:text-box>
        </draw:frame>
        <draw:rect draw:style-name="gr1" draw:text-style-name="P1" draw:layer="layout" svg:width="6.939cm" svg:height="5.666cm" svg:x="9.486cm" svg:y="10.785cm">
          <text:p/>
        </draw:rect>
        <draw:rect draw:style-name="gr2" draw:text-style-name="P2" draw:layer="layout" svg:width="0.331cm" svg:height="0.648cm" svg:x="9.292cm" svg:y="14.866cm">
          <text:p/>
        </draw:rect>
        <draw:rect draw:style-name="gr3" draw:text-style-name="P5" draw:layer="layout" svg:width="6.671cm" svg:height="1.17cm" svg:x="9.604cm" svg:y="14.543cm">
          <text:p/>
        </draw:rect>
        <draw:frame draw:style-name="gr4" draw:text-style-name="P7" draw:layer="layout" svg:width="2.796cm" svg:height="0.455cm" svg:x="11.584cm" svg:y="14.95cm">
          <draw:text-box>
            <text:p text:style-name="P6"><text:span text:style-name="T1">Basic Software</text:span></text:p>
          </draw:text-box>
        </draw:frame>
        <draw:rect draw:style-name="gr5" draw:text-style-name="P8" draw:layer="layout" svg:width="6.696cm" svg:height="0.478cm" svg:x="9.604cm" svg:y="15.843cm">
          <text:p/>
        </draw:rect>
        <draw:frame draw:style-name="gr6" draw:text-style-name="P7" draw:layer="layout" svg:width="2.644cm" svg:height="0.455cm" svg:x="11.684cm" svg:y="15.851cm">
          <draw:text-box>
            <text:p text:style-name="P6"><text:span text:style-name="T1">Boot Software</text:span></text:p>
          </draw:text-box>
        </draw:frame>
        <draw:frame draw:style-name="gr7" draw:text-style-name="P9" draw:layer="layout" svg:width="3.308cm" svg:height="0.581cm" svg:x="11.695cm" svg:y="16.629cm">
          <draw:text-box>
            <text:p text:style-name="P6"><text:span text:style-name="T2">DPU Processor</text:span></text:p>
          </draw:text-box>
        </draw:frame>
        <draw:rect draw:style-name="gr1" draw:text-style-name="P1" draw:layer="layout" svg:width="6.939cm" svg:height="0.508cm" svg:x="9.486cm" svg:y="16.583cm">
          <text:p/>
        </draw:rect>
        <draw:frame draw:style-name="gr8" draw:text-style-name="P9" draw:layer="layout" svg:width="3.355cm" svg:height="0.907cm" svg:x="17.82cm" svg:y="10.225cm">
          <draw:text-box>
            <text:p text:style-name="P6"><text:span text:style-name="T2">Service-Aware Part</text:span></text:p>
            <text:p text:style-name="P6"><text:span text:style-name="T2">of Instrument SW</text:span></text:p>
          </draw:text-box>
        </draw:frame>
        <draw:line draw:style-name="gr9" draw:text-style-name="P1" draw:layer="layout" svg:x1="7.084cm" svg:y1="11.032cm" svg:x2="9.386cm" svg:y2="11.792cm">
          <text:p/>
        </draw:line>
        <draw:rect draw:style-name="gr3" draw:text-style-name="P5" draw:layer="layout" svg:width="6.672cm" svg:height="1.17cm" svg:x="9.603cm" svg:y="10.942cm">
          <text:p/>
        </draw:rect>
        <draw:frame draw:style-name="gr10" draw:text-style-name="P7" draw:layer="layout" svg:width="3.88cm" svg:height="0.455cm" svg:x="11.083cm" svg:y="11.149cm">
          <draw:text-box>
            <text:p text:style-name="P6"><text:span text:style-name="T1">Application Software</text:span></text:p>
          </draw:text-box>
        </draw:frame>
        <draw:line draw:style-name="gr9" draw:text-style-name="P1" draw:layer="layout" svg:x1="17.823cm" svg:y1="10.693cm" svg:x2="15.826cm" svg:y2="11.517cm">
          <text:p/>
        </draw:line>
        <draw:rect draw:style-name="gr2" draw:text-style-name="P2" draw:layer="layout" svg:width="0.331cm" svg:height="0.648cm" svg:x="16.293cm" svg:y="14.866cm">
          <text:p/>
        </draw:rect>
        <draw:frame draw:style-name="gr14" draw:text-style-name="P9" draw:layer="layout" svg:width="2.772cm" svg:height="0.581cm" svg:x="5.69cm" svg:y="10.575cm">
          <draw:text-box>
            <text:p text:style-name="P6"><text:span text:style-name="T2">Instrument SW</text:span></text:p>
          </draw:text-box>
        </draw:frame>
        <draw:frame draw:style-name="gr15" draw:text-style-name="P9" draw:layer="layout" svg:width="2.772cm" svg:height="0.907cm" svg:x="18.495cm" svg:y="15.445cm">
          <draw:text-box>
            <text:p text:style-name="P6"><text:span text:style-name="T2">Connection</text:span></text:p>
            <text:p text:style-name="P6"><text:span text:style-name="T2">to OBC</text:span></text:p>
          </draw:text-box>
        </draw:frame>
        <draw:line draw:style-name="gr9" draw:text-style-name="P1" draw:layer="layout" svg:x1="18.721cm" svg:y1="16.114cm" svg:x2="16.726cm" svg:y2="15.193cm">
          <text:p/>
        </draw:line>
        <draw:frame draw:style-name="gr15" draw:text-style-name="P9" draw:layer="layout" svg:width="2.772cm" svg:height="0.907cm" svg:x="5.999cm" svg:y="15.848cm">
          <draw:text-box>
            <text:p text:style-name="P6"><text:span text:style-name="T2">Connection</text:span></text:p>
            <text:p text:style-name="P6"><text:span text:style-name="T2">to SEM</text:span></text:p>
          </draw:text-box>
        </draw:frame>
        <draw:line draw:style-name="gr9" draw:text-style-name="P1" draw:layer="layout" svg:x1="7.763cm" svg:y1="16.488cm" svg:x2="9.186cm" svg:y2="15.24cm">
          <text:p/>
        </draw:line>
        <draw:frame draw:style-name="gr16" draw:text-style-name="P9" draw:layer="layout" svg:width="2.399cm" svg:height="0.581cm" draw:transform="rotate (1.5707963267949) translate (10.654cm 14.432cm)">
          <draw:text-box>
            <text:p text:style-name="P6"><text:span text:style-name="T2">SEM Data</text:span></text:p>
          </draw:text-box>
        </draw:frame>
        <draw:frame draw:style-name="gr16" draw:text-style-name="P9" draw:layer="layout" svg:width="2.399cm" svg:height="0.581cm" draw:transform="rotate (1.5707963267949) translate (11.655cm 14.331cm)">
          <draw:text-box>
            <text:p text:style-name="P6"><text:span text:style-name="T2">SEM Cmd</text:span></text:p>
          </draw:text-box>
        </draw:frame>
        <draw:line draw:style-name="gr17" draw:text-style-name="P1" draw:layer="layout" svg:x1="11.234cm" svg:y1="14.704cm" svg:x2="11.234cm" svg:y2="11.784cm">
          <text:p/>
        </draw:line>
        <draw:line draw:style-name="gr17" draw:text-style-name="P1" draw:layer="layout" svg:x1="12.08cm" svg:y1="11.776cm" svg:x2="12.08cm" svg:y2="14.696cm">
          <text:p/>
        </draw:line>
        <draw:frame draw:style-name="gr16" draw:text-style-name="P9" draw:layer="layout" svg:width="2.399cm" svg:height="0.581cm" draw:transform="rotate (1.5707963267949) translate (9.755cm 14.432cm)">
          <draw:text-box>
            <text:p text:style-name="P6"><text:span text:style-name="T2">Cycl. Exec.</text:span></text:p>
          </draw:text-box>
        </draw:frame>
        <draw:line draw:style-name="gr17" draw:text-style-name="P1" draw:layer="layout" svg:x1="10.235cm" svg:y1="14.704cm" svg:x2="10.235cm" svg:y2="11.784cm">
          <text:p/>
        </draw:line>
        <draw:frame draw:style-name="gr16" draw:text-style-name="P9" draw:layer="layout" svg:width="2.399cm" svg:height="0.581cm" draw:transform="rotate (1.5707963267949) translate (14.354cm 14.431cm)">
          <draw:text-box>
            <text:p text:style-name="P6"><text:span text:style-name="T2">Cmd Packet</text:span></text:p>
          </draw:text-box>
        </draw:frame>
        <draw:frame draw:style-name="gr16" draw:text-style-name="P9" draw:layer="layout" svg:width="2.399cm" svg:height="0.581cm" draw:transform="rotate (1.5707963267949) translate (15.255cm 14.33cm)">
          <draw:text-box>
            <text:p text:style-name="P6"><text:span text:style-name="T2">Rep Packet</text:span></text:p>
          </draw:text-box>
        </draw:frame>
        <draw:line draw:style-name="gr17" draw:text-style-name="P1" draw:layer="layout" svg:x1="14.934cm" svg:y1="14.703cm" svg:x2="14.934cm" svg:y2="11.783cm">
          <text:p/>
        </draw:line>
        <draw:line draw:style-name="gr17" draw:text-style-name="P1" draw:layer="layout" svg:x1="15.68cm" svg:y1="11.775cm" svg:x2="15.68cm" svg:y2="14.695cm">
          <text:p/>
        </draw:line>
        <draw:frame draw:style-name="gr18" draw:text-style-name="P9" draw:layer="layout" svg:width="1.174cm" svg:height="0.581cm" draw:transform="rotate (1.5707963267949) translate (12.956cm 13.83cm)">
          <draw:text-box>
            <text:p text:style-name="P6"><text:span text:style-name="T2">Time</text:span></text:p>
          </draw:text-box>
        </draw:frame>
        <draw:line draw:style-name="gr19" draw:text-style-name="P1" draw:layer="layout" svg:x1="13.381cm" svg:y1="11.775cm" svg:x2="13.381cm" svg:y2="14.695cm">
          <text:p/>
        </draw:line>
        <draw:custom-shape draw:style-name="gr20" draw:text-style-name="P10" draw:layer="layout" svg:width="1.472cm" svg:height="0.649cm" svg:x="16.849cm" svg:y="6.4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1" draw:text-style-name="P9" draw:layer="layout" svg:width="3.681cm" svg:height="0.907cm" svg:x="18.444cm" svg:y="6.346cm">
          <draw:text-box>
            <text:p text:style-name="P6"><text:span text:style-name="T2">Out-Going Reports &amp;</text:span></text:p>
            <text:p text:style-name="P6"><text:span text:style-name="T2">Incoming Commands</text:span></text:p>
          </draw:text-box>
        </draw:frame>
        <draw:polyline draw:style-name="gr22" draw:text-style-name="P1" draw:layer="layout" svg:width="1.729cm" svg:height="0.749cm" draw:transform="rotate (2.9236010300157) translate (18.2508421723088cm 8.32037660999965cm)" svg:viewBox="0 0 1730 750" draw:points="0,213 848,0 1730,750">
          <text:p/>
        </draw:polyline>
        <draw:custom-shape draw:style-name="gr20" draw:text-style-name="P10" draw:layer="layout" svg:width="1.472cm" svg:height="0.649cm" svg:x="7.638cm" svg:y="6.51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9" draw:layer="layout" svg:width="3.901cm" svg:height="0.907cm" svg:x="3.766cm" svg:y="6.446cm">
          <draw:text-box>
            <text:p text:style-name="P6"><text:span text:style-name="T2">Incoming Reports &amp;</text:span></text:p>
            <text:p text:style-name="P6"><text:span text:style-name="T2">Out-Going Commands</text:span></text:p>
          </draw:text-box>
        </draw:frame>
        <draw:polyline draw:style-name="gr22" draw:text-style-name="P1" draw:layer="layout" svg:width="1.729cm" svg:height="0.749cm" draw:transform="rotate (-2.9237755629409) translate (9.44110389096378cm 8.06641319412446cm)" svg:viewBox="0 0 1730 750" draw:points="1730,213 882,0 0,750">
          <text:p/>
        </draw:polyline>
        <presentation:notes draw:style-name="dp2">
          <draw:page-thumbnail draw:style-name="gr24" draw:layer="layout" svg:width="13.705cm" svg:height="10.279cm" svg:x="3.646cm" svg:y="2.852cm" draw:page-number="1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resentation" presentation:presentation-page-layout-name="AL1T1">
        <office:forms form:automatic-focus="false" form:apply-design-mode="false"/>
        <draw:rect draw:style-name="gr1" draw:text-style-name="P1" draw:layer="layout" svg:width="6.939cm" svg:height="3.395cm" svg:x="9.485cm" svg:y="4.667cm">
          <text:p/>
        </draw:rect>
        <draw:rect draw:style-name="gr2" draw:text-style-name="P2" draw:layer="layout" svg:width="0.331cm" svg:height="0.648cm" svg:x="9.291cm" svg:y="6.465cm">
          <text:p/>
        </draw:rect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rect draw:style-name="gr3" draw:text-style-name="P5" draw:layer="layout" svg:width="6.671cm" svg:height="1.17cm" svg:x="9.603cm" svg:y="6.142cm">
          <text:p/>
        </draw:rect>
        <draw:frame draw:style-name="gr4" draw:text-style-name="P7" draw:layer="layout" svg:width="2.796cm" svg:height="0.455cm" svg:x="11.583cm" svg:y="6.549cm">
          <draw:text-box>
            <text:p text:style-name="P6"><text:span text:style-name="T1">Basic Software</text:span></text:p>
          </draw:text-box>
        </draw:frame>
        <draw:rect draw:style-name="gr5" draw:text-style-name="P8" draw:layer="layout" svg:width="6.696cm" svg:height="0.478cm" svg:x="9.603cm" svg:y="7.442cm">
          <text:p/>
        </draw:rect>
        <draw:frame draw:style-name="gr6" draw:text-style-name="P7" draw:layer="layout" svg:width="2.644cm" svg:height="0.455cm" svg:x="11.683cm" svg:y="7.45cm">
          <draw:text-box>
            <text:p text:style-name="P6"><text:span text:style-name="T1">Boot Software</text:span></text:p>
          </draw:text-box>
        </draw:frame>
        <draw:frame draw:style-name="gr7" draw:text-style-name="P9" draw:layer="layout" svg:width="3.308cm" svg:height="0.581cm" svg:x="11.694cm" svg:y="8.228cm">
          <draw:text-box>
            <text:p text:style-name="P6"><text:span text:style-name="T2">DPU Processor</text:span></text:p>
          </draw:text-box>
        </draw:frame>
        <draw:rect draw:style-name="gr1" draw:text-style-name="P1" draw:layer="layout" svg:width="6.939cm" svg:height="0.508cm" svg:x="9.485cm" svg:y="8.182cm">
          <text:p/>
        </draw:rect>
        <draw:frame draw:style-name="gr8" draw:text-style-name="P9" draw:layer="layout" svg:width="3.355cm" svg:height="0.907cm" svg:x="17.819cm" svg:y="4.124cm">
          <draw:text-box>
            <text:p text:style-name="P6"><text:span text:style-name="T2">Service-Aware Part</text:span></text:p>
            <text:p text:style-name="P6"><text:span text:style-name="T2">of Instrument SW</text:span></text:p>
          </draw:text-box>
        </draw:frame>
        <draw:line draw:style-name="gr9" draw:text-style-name="P1" draw:layer="layout" svg:x1="7.083cm" svg:y1="4.931cm" svg:x2="9.385cm" svg:y2="5.691cm">
          <text:p/>
        </draw:line>
        <draw:rect draw:style-name="gr3" draw:text-style-name="P5" draw:layer="layout" svg:width="6.672cm" svg:height="1.17cm" svg:x="9.602cm" svg:y="4.841cm">
          <text:p/>
        </draw:rect>
        <draw:frame draw:style-name="gr10" draw:text-style-name="P7" draw:layer="layout" svg:width="3.88cm" svg:height="0.455cm" svg:x="11.082cm" svg:y="5.248cm">
          <draw:text-box>
            <text:p text:style-name="P6"><text:span text:style-name="T1">Application Software</text:span></text:p>
          </draw:text-box>
        </draw:frame>
        <draw:line draw:style-name="gr9" draw:text-style-name="P1" draw:layer="layout" svg:x1="17.822cm" svg:y1="4.592cm" svg:x2="15.825cm" svg:y2="5.416cm">
          <text:p/>
        </draw:line>
        <draw:rect draw:style-name="gr2" draw:text-style-name="P2" draw:layer="layout" svg:width="0.331cm" svg:height="0.648cm" svg:x="16.292cm" svg:y="6.465cm">
          <text:p/>
        </draw:rect>
        <draw:frame draw:style-name="gr11" draw:text-style-name="P9" draw:layer="layout" svg:width="4.989cm" svg:height="0.581cm" svg:x="4.189cm" svg:y="4.474cm">
          <draw:text-box>
            <text:p text:style-name="P6"><text:span text:style-name="T2">Instrument Flight SW (IFSW)</text:span></text:p>
          </draw:text-box>
        </draw:frame>
        <draw:frame draw:style-name="gr25" draw:text-style-name="P9" draw:layer="layout" svg:width="5.886cm" svg:height="1.368cm" svg:x="9.682cm" svg:y="15.058cm">
          <draw:text-box>
            <text:p text:style-name="P6"><text:span text:style-name="T2">Toggle buffers which are switched</text:span></text:p>
            <text:p text:style-name="P6"><text:span text:style-name="T2">when a new CCD Frame</text:span></text:p>
            <text:p text:style-name="P6"><text:span text:style-name="T2">is received from the SEM</text:span></text:p>
          </draw:text-box>
        </draw:frame>
        <draw:frame draw:style-name="gr26" draw:text-style-name="P9" draw:layer="layout" svg:width="4.257cm" svg:height="1.831cm" svg:x="2.826cm" svg:y="12.589cm">
          <draw:text-box>
            <text:p text:style-name="P6"><text:span text:style-name="T2">From SEM via </text:span></text:p>
            <text:p text:style-name="P6"><text:span text:style-name="T2">SEM Operational SM</text:span></text:p>
            <text:p text:style-name="P6"><text:span text:style-name="T2">when SM is in SCIENCE</text:span></text:p>
            <text:p text:style-name="P6"><text:span text:style-name="T2">Or CCD_FULL</text:span></text:p>
          </draw:text-box>
        </draw:frame>
        <draw:line draw:style-name="gr9" draw:text-style-name="P1" draw:layer="layout" svg:x1="7.963cm" svg:y1="11.707cm" svg:x2="8.911cm" svg:y2="12.481cm">
          <text:p/>
        </draw:line>
        <draw:rect draw:style-name="gr3" draw:text-style-name="P5" draw:layer="layout" svg:width="1.63cm" svg:height="1.089cm" svg:x="8.605cm" svg:y="12.64cm">
          <text:p/>
        </draw:rect>
        <draw:frame draw:style-name="gr27" draw:text-style-name="P7" draw:layer="layout" svg:width="1.171cm" svg:height="0.455cm" svg:x="8.986cm" svg:y="12.947cm">
          <draw:text-box>
            <text:p text:style-name="P6"><text:span text:style-name="T1">SDB</text:span></text:p>
          </draw:text-box>
        </draw:frame>
        <draw:frame draw:style-name="gr28" draw:text-style-name="P9" draw:layer="layout" svg:width="3.465cm" svg:height="0.581cm" svg:x="5.741cm" svg:y="11.149cm">
          <draw:text-box>
            <text:p text:style-name="P6"><text:span text:style-name="T2">Science Data Buffer</text:span></text:p>
          </draw:text-box>
        </draw:frame>
        <draw:custom-shape draw:style-name="gr20" draw:text-style-name="P10" draw:layer="layout" svg:width="1.472cm" svg:height="0.649cm" svg:x="16.849cm" svg:y="6.4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1" draw:text-style-name="P9" draw:layer="layout" svg:width="3.681cm" svg:height="0.907cm" svg:x="18.444cm" svg:y="6.346cm">
          <draw:text-box>
            <text:p text:style-name="P6"><text:span text:style-name="T2">Out-Going Reports &amp;</text:span></text:p>
            <text:p text:style-name="P6"><text:span text:style-name="T2">Incoming Commands</text:span></text:p>
          </draw:text-box>
        </draw:frame>
        <draw:polyline draw:style-name="gr22" draw:text-style-name="P1" draw:layer="layout" svg:width="1.729cm" svg:height="0.749cm" draw:transform="rotate (2.9236010300157) translate (18.2508421723088cm 8.32037660999965cm)" svg:viewBox="0 0 1730 750" draw:points="0,213 848,0 1730,750">
          <text:p/>
        </draw:polyline>
        <draw:custom-shape draw:style-name="gr20" draw:text-style-name="P10" draw:layer="layout" svg:width="1.472cm" svg:height="0.649cm" svg:x="6.015cm" svg:y="5.26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9" draw:text-style-name="P9" draw:layer="layout" svg:width="3.456cm" svg:height="0.581cm" svg:x="10.731cm" svg:y="12.437cm">
          <draw:text-box>
            <text:p text:style-name="P6"><text:span text:style-name="T2">Collection Algorithm</text:span></text:p>
          </draw:text-box>
        </draw:frame>
        <draw:polyline draw:style-name="gr22" draw:text-style-name="P1" draw:layer="layout" svg:width="1.729cm" svg:height="0.749cm" draw:transform="rotate (-2.9237755629409) translate (9.44110389096378cm 8.06641319412446cm)" svg:viewBox="0 0 1730 750" draw:points="1730,213 882,0 0,750">
          <text:p/>
        </draw:polyline>
        <draw:rect draw:style-name="gr3" draw:text-style-name="P5" draw:layer="layout" svg:width="1.63cm" svg:height="1.089cm" svg:x="8.804cm" svg:y="12.84cm">
          <text:p/>
        </draw:rect>
        <draw:frame draw:style-name="gr27" draw:text-style-name="P7" draw:layer="layout" svg:width="1.171cm" svg:height="0.455cm" svg:x="9.185cm" svg:y="13.147cm">
          <draw:text-box>
            <text:p text:style-name="P6"><text:span text:style-name="T1">SDB</text:span></text:p>
          </draw:text-box>
        </draw:frame>
        <draw:rect draw:style-name="gr3" draw:text-style-name="P5" draw:layer="layout" svg:width="1.63cm" svg:height="1.089cm" svg:x="15.105cm" svg:y="12.64cm">
          <text:p/>
        </draw:rect>
        <draw:frame draw:style-name="gr27" draw:text-style-name="P7" draw:layer="layout" svg:width="1.171cm" svg:height="0.455cm" svg:x="15.486cm" svg:y="12.947cm">
          <draw:text-box>
            <text:p text:style-name="P6"><text:span text:style-name="T1">SDB</text:span></text:p>
          </draw:text-box>
        </draw:frame>
        <draw:rect draw:style-name="gr3" draw:text-style-name="P5" draw:layer="layout" svg:width="1.63cm" svg:height="1.089cm" svg:x="15.304cm" svg:y="12.84cm">
          <text:p/>
        </draw:rect>
        <draw:frame draw:style-name="gr27" draw:text-style-name="P7" draw:layer="layout" svg:width="1.171cm" svg:height="0.455cm" svg:x="15.585cm" svg:y="13.147cm">
          <draw:text-box>
            <text:p text:style-name="P6"><text:span text:style-name="T1">SDU2</text:span></text:p>
          </draw:text-box>
        </draw:frame>
        <draw:custom-shape draw:style-name="gr30" draw:text-style-name="P12" draw:layer="layout" svg:width="4.317cm" svg:height="0.674cm" svg:x="10.635cm" svg:y="12.88cm">
          <text:p/>
          <draw:enhanced-geometry svg:viewBox="0 0 21600 21600" draw:text-areas="0 ?f0 ?f5 ?f2" draw:type="right-arrow" draw:modifiers="18368.8283378747 5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2" draw:layer="layout" svg:width="1.271cm" svg:height="0.674cm" svg:x="7.115cm" svg:y="12.904cm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2" draw:layer="layout" svg:width="1.271cm" svg:height="0.674cm" svg:x="17.148cm" svg:y="12.953cm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9" draw:layer="layout" svg:width="4.731cm" svg:height="1.831cm" svg:x="18.105cm" svg:y="12.465cm">
          <draw:text-box>
            <text:p text:style-name="P6"><text:span text:style-name="T2">To Ground via</text:span></text:p>
            <text:p text:style-name="P6"><text:span text:style-name="T2">Service 13 only when</text:span></text:p>
            <text:p text:style-name="P6"><text:span text:style-name="T2">SEM Operational SM is</text:span></text:p>
            <text:p text:style-name="P6"><text:span text:style-name="T2">In SCIENCE or CCD_FULL</text:span></text:p>
          </draw:text-box>
        </draw:frame>
        <draw:line draw:style-name="gr9" draw:text-style-name="P1" draw:layer="layout" svg:x1="17.349cm" svg:y1="11.583cm" svg:x2="16.45cm" svg:y2="12.506cm">
          <text:p/>
        </draw:line>
        <draw:frame draw:style-name="gr32" draw:text-style-name="P9" draw:layer="layout" svg:width="3.029cm" svg:height="0.581cm" svg:x="15.951cm" svg:y="11.101cm">
          <draw:text-box>
            <text:p text:style-name="P6"><text:span text:style-name="T2">Service Data Unit</text:span></text:p>
          </draw:text-box>
        </draw:frame>
        <draw:line draw:style-name="gr33" draw:text-style-name="P1" draw:layer="layout" svg:x1="11.257cm" svg:y1="14.952cm" svg:x2="10.334cm" svg:y2="14.128cm">
          <text:p/>
        </draw:line>
        <draw:line draw:style-name="gr33" draw:text-style-name="P1" draw:layer="layout" svg:x1="14.327cm" svg:y1="14.978cm" svg:x2="15.226cm" svg:y2="14.103cm">
          <text:p/>
        </draw:line>
        <presentation:notes draw:style-name="dp2">
          <draw:page-thumbnail draw:style-name="gr24" draw:layer="layout" svg:width="13.705cm" svg:height="10.279cm" svg:x="3.646cm" svg:y="2.852cm" draw:page-number="2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presentation" presentation:presentation-page-layout-name="AL1T1">
        <office:forms form:automatic-focus="false" form:apply-design-mode="false"/>
        <draw:rect draw:style-name="gr34" draw:text-style-name="P13" draw:layer="layout" svg:width="2.032cm" svg:height="1.105cm" svg:x="9.752cm" svg:y="9.445cm">
          <text:p/>
        </draw:rect>
        <draw:rect draw:style-name="gr34" draw:text-style-name="P13" draw:layer="layout" svg:width="2.032cm" svg:height="1.105cm" svg:x="9.552cm" svg:y="9.644cm">
          <text:p/>
        </draw:rect>
        <draw:rect draw:style-name="gr5" draw:text-style-name="P8" draw:layer="layout" svg:width="2.032cm" svg:height="1.236cm" svg:x="9.752cm" svg:y="12.444cm">
          <text:p/>
        </draw:rect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frame draw:style-name="gr35" draw:text-style-name="P9" draw:layer="layout" svg:width="4.4cm" svg:height="1.067cm" svg:x="3.199cm" svg:y="11.288cm">
          <draw:text-box>
            <text:p text:style-name="P6"><text:span text:style-name="T2">Management of</text:span></text:p>
            <text:p text:style-name="P6"><text:span text:style-name="T2">command and report flow</text:span></text:p>
          </draw:text-box>
        </draw:frame>
        <draw:custom-shape draw:style-name="gr36" draw:text-style-name="P12" draw:layer="layout" svg:width="1.271cm" svg:height="0.674cm" draw:transform="rotate (1.5707963267949) translate (10.452cm 15.072cm)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7" draw:text-style-name="P15" draw:layer="layout" svg:width="3.029cm" svg:height="0.907cm" svg:x="5.251cm" svg:y="9.639cm">
          <draw:text-box>
            <text:p text:style-name="P14"><text:span text:style-name="T3">PUS Extension</text:span></text:p>
            <text:p text:style-name="P14"><text:span text:style-name="T3">of CORDET FW</text:span></text:p>
          </draw:text-box>
        </draw:frame>
        <draw:rect draw:style-name="gr3" draw:text-style-name="P5" draw:layer="layout" svg:width="9.092cm" svg:height="1.792cm" svg:x="8.421cm" svg:y="10.683cm">
          <text:p/>
        </draw:rect>
        <draw:rect draw:style-name="gr5" draw:text-style-name="P8" draw:layer="layout" svg:width="2.032cm" svg:height="1.183cm" svg:x="9.552cm" svg:y="12.243cm">
          <text:p/>
        </draw:rect>
        <draw:frame draw:style-name="gr10" draw:text-style-name="P7" draw:layer="layout" svg:width="3.88cm" svg:height="0.455cm" svg:x="11.201cm" svg:y="11.364cm">
          <draw:text-box>
            <text:p text:style-name="P6"><text:span text:style-name="T1">CORDET Framework</text:span></text:p>
          </draw:text-box>
        </draw:frame>
        <draw:rect draw:style-name="gr5" draw:text-style-name="P8" draw:layer="layout" svg:width="2.032cm" svg:height="1.105cm" svg:x="9.352cm" svg:y="12.042cm">
          <text:p/>
        </draw:rect>
        <draw:frame draw:style-name="gr38" draw:text-style-name="P7" draw:layer="layout" svg:width="1.67cm" svg:height="0.454cm" svg:x="9.582cm" svg:y="12.245cm">
          <draw:text-box>
            <text:p text:style-name="P6"><text:span text:style-name="T1">InStream</text:span></text:p>
          </draw:text-box>
        </draw:frame>
        <draw:rect draw:style-name="gr5" draw:text-style-name="P8" draw:layer="layout" svg:width="2.032cm" svg:height="1.185cm" svg:x="14.452cm" svg:y="12.445cm">
          <text:p/>
        </draw:rect>
        <draw:rect draw:style-name="gr5" draw:text-style-name="P8" draw:layer="layout" svg:width="2.032cm" svg:height="1.157cm" svg:x="14.252cm" svg:y="12.244cm">
          <text:p/>
        </draw:rect>
        <draw:rect draw:style-name="gr5" draw:text-style-name="P8" draw:layer="layout" svg:width="2.032cm" svg:height="1.129cm" svg:x="14.052cm" svg:y="12.043cm">
          <text:p/>
        </draw:rect>
        <draw:frame draw:style-name="gr39" draw:text-style-name="P7" draw:layer="layout" svg:width="1.996cm" svg:height="0.454cm" svg:x="14.082cm" svg:y="12.246cm">
          <draw:text-box>
            <text:p text:style-name="P6"><text:span text:style-name="T1">OutStream</text:span></text:p>
          </draw:text-box>
        </draw:frame>
        <draw:custom-shape draw:style-name="gr36" draw:text-style-name="P12" draw:layer="layout" svg:width="1.271cm" svg:height="0.674cm" draw:transform="rotate (-1.5707963267949) translate (15.809cm 13.8cm)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4" draw:text-style-name="P13" draw:layer="layout" svg:width="2.032cm" svg:height="1.105cm" svg:x="9.352cm" svg:y="9.843cm">
          <text:p/>
        </draw:rect>
        <draw:frame draw:style-name="gr40" draw:text-style-name="P7" draw:layer="layout" svg:width="1.213cm" svg:height="0.454cm" svg:x="9.782cm" svg:y="10.046cm">
          <draw:text-box>
            <text:p text:style-name="P6"><text:span text:style-name="T1">InCmd</text:span></text:p>
          </draw:text-box>
        </draw:frame>
        <draw:rect draw:style-name="gr34" draw:text-style-name="P13" draw:layer="layout" svg:width="2.032cm" svg:height="1.105cm" svg:x="14.452cm" svg:y="9.446cm">
          <text:p/>
        </draw:rect>
        <draw:rect draw:style-name="gr34" draw:text-style-name="P13" draw:layer="layout" svg:width="2.032cm" svg:height="1.105cm" svg:x="14.252cm" svg:y="9.645cm">
          <text:p/>
        </draw:rect>
        <draw:rect draw:style-name="gr34" draw:text-style-name="P13" draw:layer="layout" svg:width="2.032cm" svg:height="1.105cm" svg:x="14.052cm" svg:y="9.844cm">
          <text:p/>
        </draw:rect>
        <draw:frame draw:style-name="gr41" draw:text-style-name="P7" draw:layer="layout" svg:width="1.928cm" svg:height="0.454cm" svg:x="14.082cm" svg:y="10.047cm">
          <draw:text-box>
            <text:p text:style-name="P6"><text:span text:style-name="T1">OutReport</text:span></text:p>
          </draw:text-box>
        </draw:frame>
        <draw:line draw:style-name="gr9" draw:text-style-name="P1" draw:layer="layout" svg:x1="7.002cm" svg:y1="11.594cm" svg:x2="9.144cm" svg:y2="11.594cm">
          <text:p/>
        </draw:line>
        <draw:rect draw:style-name="gr5" draw:text-style-name="P8" draw:layer="layout" svg:width="9.092cm" svg:height="1.368cm" svg:x="8.421cm" svg:y="6.807cm">
          <text:p/>
        </draw:rect>
        <draw:frame draw:style-name="gr42" draw:text-style-name="P7" draw:layer="layout" svg:width="6.233cm" svg:height="0.455cm" svg:x="10.001cm" svg:y="7.264cm">
          <draw:text-box>
            <text:p text:style-name="P6"><text:span text:style-name="T1">Application-Specific Components</text:span></text:p>
          </draw:text-box>
        </draw:frame>
        <draw:custom-shape draw:style-name="gr43" draw:text-style-name="P12" draw:layer="layout" svg:width="1.361cm" svg:height="0.674cm" draw:transform="rotate (1.5707963267949) translate (10.453cm 9.372cm)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12" draw:layer="layout" svg:width="1.361cm" svg:height="0.674cm" draw:transform="rotate (-1.5707963267949) translate (15.832cm 8.022cm)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" draw:text-style-name="P1" draw:layer="layout" svg:width="9.5cm" svg:height="1.775cm" svg:x="8.234cm" svg:y="9.284cm">
          <text:p/>
        </draw:rect>
        <draw:frame draw:style-name="gr44" draw:text-style-name="P9" draw:layer="layout" svg:width="2.898cm" svg:height="0.619cm" svg:x="9.3cm" svg:y="15.189cm">
          <draw:text-box>
            <text:p text:style-name="P6"><text:span text:style-name="T2">Raw TC Packets</text:span></text:p>
          </draw:text-box>
        </draw:frame>
        <draw:frame draw:style-name="gr45" draw:text-style-name="P9" draw:layer="layout" svg:width="2.944cm" svg:height="0.619cm" svg:x="14.1cm" svg:y="15.19cm">
          <draw:text-box>
            <text:p text:style-name="P6"><text:span text:style-name="T2">Raw TM Packets</text:span></text:p>
          </draw:text-box>
        </draw:frame>
        <draw:frame draw:style-name="gr46" draw:text-style-name="P9" draw:layer="layout" svg:width="2.762cm" svg:height="1.067cm" svg:x="4.725cm" svg:y="13.652cm">
          <draw:text-box>
            <text:p text:style-name="P6"><text:span text:style-name="T2">Interface to MW</text:span></text:p>
            <text:p text:style-name="P6"><text:span text:style-name="T2">and OS</text:span></text:p>
          </draw:text-box>
        </draw:frame>
        <draw:line draw:style-name="gr9" draw:text-style-name="P1" draw:layer="layout" svg:x1="7.187cm" svg:y1="14.284cm" svg:x2="9.345cm" svg:y2="13.295cm">
          <text:p/>
        </draw:line>
        <draw:line draw:style-name="gr9" draw:text-style-name="P1" draw:layer="layout" svg:x1="7.184cm" svg:y1="14.307cm" svg:x2="14.252cm" svg:y2="13.401cm">
          <text:p/>
        </draw:line>
        <draw:line draw:style-name="gr9" draw:text-style-name="P1" draw:layer="layout" svg:x1="6.323cm" svg:y1="8.239cm" svg:x2="10.447cm" svg:y2="8.747cm">
          <text:p/>
        </draw:line>
        <draw:frame draw:style-name="gr47" draw:text-style-name="P9" draw:layer="layout" svg:width="4.413cm" svg:height="1.067cm" svg:x="2.894cm" svg:y="7.147cm">
          <draw:text-box>
            <text:p text:style-name="P6"><text:span text:style-name="T2">Actions performed by</text:span></text:p>
            <text:p text:style-name="P6"><text:span text:style-name="T2">commands on application</text:span></text:p>
          </draw:text-box>
        </draw:frame>
        <draw:line draw:style-name="gr9" draw:text-style-name="P1" draw:layer="layout" svg:x1="18.237cm" svg:y1="8.28cm" svg:x2="15.782cm" svg:y2="8.763cm">
          <text:p/>
        </draw:line>
        <draw:frame draw:style-name="gr48" draw:text-style-name="P9" draw:layer="layout" svg:width="3.918cm" svg:height="1.067cm" svg:x="17.965cm" svg:y="7.95cm">
          <draw:text-box>
            <text:p text:style-name="P6"><text:span text:style-name="T2">Data loaded by</text:span></text:p>
            <text:p text:style-name="P6"><text:span text:style-name="T2">application into reports</text:span></text:p>
          </draw:text-box>
        </draw:frame>
        <presentation:notes draw:style-name="dp2">
          <draw:page-thumbnail draw:style-name="gr24" draw:layer="layout" svg:width="13.705cm" svg:height="10.279cm" svg:x="3.646cm" svg:y="2.852cm" draw:page-number="3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presentation" presentation:presentation-page-layout-name="AL1T1">
        <office:forms form:automatic-focus="false" form:apply-design-mode="false"/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rect draw:style-name="gr3" draw:text-style-name="P5" draw:layer="layout" svg:width="5.588cm" svg:height="1.213cm" svg:x="9.09cm" svg:y="4.806cm">
          <text:p/>
        </draw:rect>
        <draw:frame draw:style-name="gr49" draw:text-style-name="P9" draw:layer="layout" svg:width="2.552cm" svg:height="0.593cm" svg:x="10.741cm" svg:y="5.122cm">
          <draw:text-box>
            <text:p text:style-name="P6"><text:span text:style-name="T2">Cordet Editor</text:span></text:p>
          </draw:text-box>
        </draw:frame>
        <draw:custom-shape draw:style-name="gr50" draw:text-style-name="P12" draw:layer="layout" svg:width="2.057cm" svg:height="0.674cm" draw:transform="rotate (-1.5707963267949) translate (13.453cm 6.275cm)">
          <text:p/>
          <draw:enhanced-geometry svg:viewBox="0 0 21600 21600" draw:text-areas="0 ?f0 ?f5 ?f2" draw:type="right-arrow" draw:modifiers="18368.8283378747 5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1" draw:text-style-name="P1" draw:layer="layout" svg:x1="6.459cm" svg:y1="7.898cm" svg:x2="20.635cm" svg:y2="7.797cm">
          <text:p/>
        </draw:line>
        <draw:frame draw:style-name="gr52" draw:text-style-name="P16" draw:layer="layout" svg:width="3.698cm" svg:height="0.455cm" svg:x="16.654cm" svg:y="7.239cm">
          <draw:text-box>
            <text:p text:style-name="P6"><text:span text:style-name="T4">Editor Meta-Model</text:span></text:p>
          </draw:text-box>
        </draw:frame>
        <draw:frame draw:style-name="gr49" draw:text-style-name="P9" draw:layer="layout" svg:width="2.552cm" svg:height="0.593cm" svg:x="10.741cm" svg:y="5.123cm">
          <draw:text-box>
            <text:p text:style-name="P6"><text:span text:style-name="T2">Cordet Editor</text:span></text:p>
          </draw:text-box>
        </draw:frame>
        <draw:frame draw:style-name="gr53" draw:text-style-name="P18" draw:layer="layout" svg:width="2.21cm" svg:height="1.36cm" svg:x="13.541cm" svg:y="6.324cm">
          <draw:text-box>
            <text:p text:style-name="P17"><text:span text:style-name="T2">Definition of</text:span></text:p>
            <text:p text:style-name="P17"><text:span text:style-name="T2">Spec. Item </text:span></text:p>
            <text:p text:style-name="P17"><text:span text:style-name="T2">Categories</text:span></text:p>
          </draw:text-box>
        </draw:frame>
        <draw:custom-shape draw:style-name="gr50" draw:text-style-name="P12" draw:layer="layout" svg:width="2.057cm" svg:height="0.674cm" draw:transform="rotate (-1.5707963267949) translate (10.952cm 6.275cm)">
          <text:p/>
          <draw:enhanced-geometry svg:viewBox="0 0 21600 21600" draw:text-areas="0 ?f0 ?f5 ?f2" draw:type="right-arrow" draw:modifiers="18368.8283378747 5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4" draw:text-style-name="P19" draw:layer="layout" svg:width="2.21cm" svg:height="1.096cm" svg:x="8.04cm" svg:y="6.524cm">
          <draw:text-box>
            <text:p text:style-name="P14"><text:span text:style-name="T2">Definition of</text:span></text:p>
            <text:p text:style-name="P14"><text:span text:style-name="T2">Generators</text:span></text:p>
          </draw:text-box>
        </draw:frame>
        <draw:rect draw:style-name="gr3" draw:text-style-name="P5" draw:layer="layout" svg:width="5.588cm" svg:height="1.213cm" svg:x="9.09cm" svg:y="8.507cm">
          <text:p/>
        </draw:rect>
        <draw:frame draw:style-name="gr55" draw:text-style-name="P9" draw:layer="layout" svg:width="3.253cm" svg:height="0.593cm" svg:x="10.341cm" svg:y="8.824cm">
          <draw:text-box>
            <text:p text:style-name="P6"><text:span text:style-name="T2">Instantiated <text:s/>Editor</text:span></text:p>
          </draw:text-box>
        </draw:frame>
        <draw:frame draw:style-name="gr52" draw:text-style-name="P16" draw:layer="layout" svg:width="3.698cm" svg:height="0.455cm" svg:x="16.654cm" svg:y="7.94cm">
          <draw:text-box>
            <text:p text:style-name="P6"><text:span text:style-name="T4">Editor Model</text:span></text:p>
          </draw:text-box>
        </draw:frame>
        <draw:custom-shape draw:style-name="gr50" draw:text-style-name="P12" draw:layer="layout" svg:width="2.057cm" svg:height="0.674cm" draw:transform="rotate (-1.5707963267949) translate (12.252cm 9.975cm)">
          <text:p/>
          <draw:enhanced-geometry svg:viewBox="0 0 21600 21600" draw:text-areas="0 ?f0 ?f5 ?f2" draw:type="right-arrow" draw:modifiers="18368.8283378747 5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6" draw:text-style-name="P19" draw:layer="layout" svg:width="3.097cm" svg:height="1.36cm" svg:x="8.44cm" svg:y="10.024cm">
          <draw:text-box>
            <text:p text:style-name="P14"><text:span text:style-name="T2">Population of</text:span></text:p>
            <text:p text:style-name="P14"><text:span text:style-name="T2">Database through</text:span></text:p>
            <text:p text:style-name="P14"><text:span text:style-name="T2">Editor interface</text:span></text:p>
          </draw:text-box>
        </draw:frame>
        <draw:line draw:style-name="gr51" draw:text-style-name="P1" draw:layer="layout" svg:x1="6.459cm" svg:y1="11.599cm" svg:x2="20.635cm" svg:y2="11.498cm">
          <text:p/>
        </draw:line>
        <draw:frame draw:style-name="gr52" draw:text-style-name="P16" draw:layer="layout" svg:width="3.698cm" svg:height="0.455cm" svg:x="16.654cm" svg:y="10.941cm">
          <draw:text-box>
            <text:p text:style-name="P6"><text:span text:style-name="T4">Editor Model</text:span></text:p>
          </draw:text-box>
        </draw:frame>
        <draw:rect draw:style-name="gr3" draw:text-style-name="P5" draw:layer="layout" svg:width="5.588cm" svg:height="1.213cm" svg:x="9.09cm" svg:y="12.208cm">
          <text:p/>
        </draw:rect>
        <draw:frame draw:style-name="gr57" draw:text-style-name="P9" draw:layer="layout" svg:width="2.644cm" svg:height="0.593cm" svg:x="10.641cm" svg:y="12.525cm">
          <draw:text-box>
            <text:p text:style-name="P6"><text:span text:style-name="T2">Model Instance</text:span></text:p>
          </draw:text-box>
        </draw:frame>
        <presentation:notes draw:style-name="dp2">
          <draw:page-thumbnail draw:style-name="gr24" draw:layer="layout" svg:width="13.705cm" svg:height="10.279cm" svg:x="3.646cm" svg:y="2.852cm" draw:page-number="4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presentation" presentation:presentation-page-layout-name="AL1T1">
        <office:forms form:automatic-focus="false" form:apply-design-mode="false"/>
        <draw:rect draw:style-name="gr3" draw:text-style-name="P5" xml:id="id10" draw:id="id10" draw:layer="layout" svg:width="2.318cm" svg:height="1.138cm" svg:x="20.408cm" svg:y="8.648cm">
          <text:p/>
        </draw:rect>
        <draw:rect draw:style-name="gr3" draw:text-style-name="P5" draw:layer="layout" svg:width="2.318cm" svg:height="1.138cm" svg:x="20.208cm" svg:y="8.448cm">
          <text:p/>
        </draw:rect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frame draw:style-name="gr58" draw:text-style-name="P9" draw:layer="layout" svg:width="3.719cm" svg:height="0.907cm" svg:x="1.574cm" svg:y="3.538cm">
          <draw:text-box>
            <text:p text:style-name="P6"><text:span text:style-name="T2">Hardware-Dependent</text:span></text:p>
            <text:p text:style-name="P6"><text:span text:style-name="T2">Modules</text:span></text:p>
          </draw:text-box>
        </draw:frame>
        <draw:rect draw:style-name="gr3" draw:text-style-name="P5" xml:id="id2" draw:id="id2" draw:layer="layout" svg:width="1.63cm" svg:height="1.138cm" svg:x="13.408cm" svg:y="6.548cm">
          <text:p/>
        </draw:rect>
        <draw:frame draw:style-name="gr59" draw:text-style-name="P7" draw:layer="layout" svg:width="1.386cm" svg:height="0.454cm" svg:x="13.49cm" svg:y="6.855cm">
          <draw:text-box>
            <text:p text:style-name="P6"><text:span text:style-name="T1">Service</text:span></text:p>
          </draw:text-box>
        </draw:frame>
        <draw:frame draw:style-name="gr60" draw:text-style-name="P20" draw:layer="layout" svg:width="1.128cm" svg:height="0.581cm" svg:x="15.57cm" svg:y="6.632cm">
          <draw:text-box>
            <text:p text:style-name="P6"><text:span text:style-name="T3">p_link</text:span></text:p>
          </draw:text-box>
        </draw:frame>
        <draw:rect draw:style-name="gr3" draw:text-style-name="P5" xml:id="id1" draw:id="id1" draw:layer="layout" svg:width="1.63cm" svg:height="1.138cm" svg:x="16.808cm" svg:y="6.548cm">
          <text:p/>
        </draw:rect>
        <draw:frame draw:style-name="gr59" draw:text-style-name="P7" draw:layer="layout" svg:width="1.386cm" svg:height="0.454cm" svg:x="16.99cm" svg:y="6.855cm">
          <draw:text-box>
            <text:p text:style-name="P6"><text:span text:style-name="T1">Packet</text:span></text:p>
          </draw:text-box>
        </draw:frame>
        <draw:connector draw:style-name="gr61" draw:text-style-name="P1" draw:layer="layout" svg:x1="16.808cm" svg:y1="7.117cm" svg:x2="15.038cm" svg:y2="7.117cm" draw:start-shape="id1" draw:end-shape="id2" draw:end-glue-point="1" svg:d="M16808 7117h-1770" svg:viewBox="0 0 1771 1">
          <text:p/>
        </draw:connector>
        <draw:rect draw:style-name="gr3" draw:text-style-name="P5" xml:id="id3" draw:id="id3" draw:layer="layout" svg:width="1.63cm" svg:height="1.138cm" svg:x="16.808cm" svg:y="13.048cm">
          <text:p/>
        </draw:rect>
        <draw:frame draw:style-name="gr62" draw:text-style-name="P7" draw:layer="layout" svg:width="1.386cm" svg:height="0.907cm" svg:x="16.99cm" svg:y="13.155cm">
          <draw:text-box>
            <text:p text:style-name="P6"><text:span text:style-name="T1">Packet</text:span></text:p>
            <text:p text:style-name="P6"><text:span text:style-name="T1">Param.</text:span></text:p>
          </draw:text-box>
        </draw:frame>
        <draw:connector draw:style-name="gr61" draw:text-style-name="P1" draw:layer="layout" svg:x1="17.623cm" svg:y1="13.048cm" svg:x2="17.623cm" svg:y2="11.186cm" draw:start-shape="id3" draw:start-glue-point="0" draw:end-shape="id4" draw:end-glue-point="2" svg:d="M17623 13048v-1862" svg:viewBox="0 0 1 1863">
          <text:p/>
        </draw:connector>
        <draw:frame draw:style-name="gr60" draw:text-style-name="P20" draw:layer="layout" svg:width="1.128cm" svg:height="0.581cm" svg:x="18.669cm" svg:y="13.093cm">
          <draw:text-box>
            <text:p text:style-name="P6"><text:span text:style-name="T3">p_link</text:span></text:p>
          </draw:text-box>
        </draw:frame>
        <draw:rect draw:style-name="gr3" draw:text-style-name="P5" xml:id="id4" draw:id="id4" draw:layer="layout" svg:width="1.63cm" svg:height="1.138cm" svg:x="16.808cm" svg:y="10.048cm">
          <text:p/>
        </draw:rect>
        <draw:frame draw:style-name="gr63" draw:text-style-name="P7" draw:layer="layout" svg:width="1.429cm" svg:height="0.907cm" svg:x="16.89cm" svg:y="10.255cm">
          <draw:text-box>
            <text:p text:style-name="P6"><text:span text:style-name="T1">Derived</text:span></text:p>
            <text:p text:style-name="P6"><text:span text:style-name="T1">Packet</text:span></text:p>
          </draw:text-box>
        </draw:frame>
        <draw:connector draw:style-name="gr61" draw:text-style-name="P1" draw:layer="layout" svg:x1="17.623cm" svg:y1="10.048cm" svg:x2="17.623cm" svg:y2="7.686cm" draw:start-shape="id4" draw:start-glue-point="0" draw:end-shape="id1" svg:d="M17623 10048v-2362" svg:viewBox="0 0 1 2363">
          <text:p/>
        </draw:connector>
        <draw:frame draw:style-name="gr64" draw:text-style-name="P20" draw:layer="layout" svg:width="1.107cm" svg:height="0.581cm" svg:x="16.368cm" svg:y="8.712cm">
          <draw:text-box>
            <text:p text:style-name="P6"><text:span text:style-name="T3">s_link</text:span></text:p>
          </draw:text-box>
        </draw:frame>
        <draw:rect draw:style-name="gr3" draw:text-style-name="P5" xml:id="id5" draw:id="id5" draw:layer="layout" svg:width="1.63cm" svg:height="1.138cm" svg:x="13.408cm" svg:y="10.048cm">
          <text:p/>
        </draw:rect>
        <draw:frame draw:style-name="gr62" draw:text-style-name="P7" draw:layer="layout" svg:width="1.386cm" svg:height="0.907cm" svg:x="13.69cm" svg:y="10.155cm">
          <draw:text-box>
            <text:p text:style-name="P6"><text:span text:style-name="T1">Enum</text:span></text:p>
            <text:p text:style-name="P6"><text:span text:style-name="T1">Value</text:span></text:p>
          </draw:text-box>
        </draw:frame>
        <draw:connector draw:style-name="gr61" draw:text-style-name="P1" draw:layer="layout" svg:x1="16.808cm" svg:y1="10.617cm" svg:x2="15.038cm" svg:y2="10.617cm" draw:start-shape="id4" draw:start-glue-point="3" draw:end-shape="id5" draw:end-glue-point="1" svg:d="M16808 10617h-1770" svg:viewBox="0 0 1771 1">
          <text:p/>
        </draw:connector>
        <draw:frame draw:style-name="gr60" draw:text-style-name="P20" draw:layer="layout" svg:width="1.128cm" svg:height="0.581cm" svg:x="15.559cm" svg:y="10.109cm">
          <draw:text-box>
            <text:p text:style-name="P6"><text:span text:style-name="T3">p_link</text:span></text:p>
          </draw:text-box>
        </draw:frame>
        <draw:rect draw:style-name="gr3" draw:text-style-name="P5" xml:id="id6" draw:id="id6" draw:layer="layout" svg:width="1.63cm" svg:height="1.138cm" svg:x="9.408cm" svg:y="10.048cm">
          <text:p/>
        </draw:rect>
        <draw:frame draw:style-name="gr62" draw:text-style-name="P7" draw:layer="layout" svg:width="1.386cm" svg:height="0.907cm" svg:x="9.69cm" svg:y="10.155cm">
          <draw:text-box>
            <text:p text:style-name="P6"><text:span text:style-name="T1">Enum</text:span></text:p>
            <text:p text:style-name="P6"><text:span text:style-name="T1">Type</text:span></text:p>
          </draw:text-box>
        </draw:frame>
        <draw:connector draw:style-name="gr61" draw:text-style-name="P1" draw:layer="layout" svg:x1="13.408cm" svg:y1="10.617cm" svg:x2="11.038cm" svg:y2="10.617cm" draw:start-shape="id5" draw:end-shape="id6" draw:end-glue-point="1" svg:d="M13408 10617h-2370" svg:viewBox="0 0 2371 1">
          <text:p/>
        </draw:connector>
        <draw:frame draw:style-name="gr64" draw:text-style-name="P20" draw:layer="layout" svg:width="1.107cm" svg:height="0.581cm" svg:x="11.885cm" svg:y="10.112cm">
          <draw:text-box>
            <text:p text:style-name="P6"><text:span text:style-name="T3">s_link</text:span></text:p>
          </draw:text-box>
        </draw:frame>
        <draw:rect draw:style-name="gr3" draw:text-style-name="P5" xml:id="id7" draw:id="id7" draw:layer="layout" svg:width="1.63cm" svg:height="1.138cm" svg:x="13.408cm" svg:y="13.048cm">
          <text:p/>
        </draw:rect>
        <draw:frame draw:style-name="gr65" draw:text-style-name="P7" draw:layer="layout" svg:width="1.018cm" svg:height="0.907cm" svg:x="13.79cm" svg:y="13.155cm">
          <draw:text-box>
            <text:p text:style-name="P6"><text:span text:style-name="T1">Data</text:span></text:p>
            <text:p text:style-name="P6"><text:span text:style-name="T1">Item</text:span></text:p>
          </draw:text-box>
        </draw:frame>
        <draw:connector draw:style-name="gr61" draw:text-style-name="P1" draw:layer="layout" draw:line-skew="4.225cm -0.815cm" svg:x1="18.438cm" svg:y1="13.617cm" svg:x2="17.623cm" svg:y2="6.548cm" draw:start-shape="id3" draw:start-glue-point="1" draw:end-shape="id1" draw:end-glue-point="0" svg:d="M18438 13617h4726v-8385h-5541v1316" svg:viewBox="0 0 5542 8386">
          <text:p/>
        </draw:connector>
        <draw:frame draw:style-name="gr60" draw:text-style-name="P20" draw:layer="layout" svg:width="1.128cm" svg:height="0.581cm" svg:x="16.332cm" svg:y="12.006cm">
          <draw:text-box>
            <text:p text:style-name="P6"><text:span text:style-name="T3">p_link</text:span></text:p>
          </draw:text-box>
        </draw:frame>
        <draw:connector draw:style-name="gr61" draw:text-style-name="P1" draw:layer="layout" svg:x1="16.808cm" svg:y1="13.617cm" svg:x2="15.038cm" svg:y2="13.617cm" draw:start-shape="id3" draw:end-shape="id7" draw:end-glue-point="1" svg:d="M16808 13617h-1770" svg:viewBox="0 0 1771 1">
          <text:p/>
        </draw:connector>
        <draw:frame draw:style-name="gr64" draw:text-style-name="P20" draw:layer="layout" svg:width="1.107cm" svg:height="0.581cm" svg:x="15.544cm" svg:y="13.147cm">
          <draw:text-box>
            <text:p text:style-name="P6"><text:span text:style-name="T3">s_link</text:span></text:p>
          </draw:text-box>
        </draw:frame>
        <draw:rect draw:style-name="gr3" draw:text-style-name="P5" xml:id="id8" draw:id="id8" draw:layer="layout" svg:width="2.057cm" svg:height="1.138cm" svg:x="9.169cm" svg:y="13.048cm">
          <text:p/>
        </draw:rect>
        <draw:frame draw:style-name="gr66" draw:text-style-name="P7" draw:layer="layout" svg:width="1.822cm" svg:height="0.907cm" svg:x="9.29cm" svg:y="13.155cm">
          <draw:text-box>
            <text:p text:style-name="P6"><text:span text:style-name="T1">Data</text:span></text:p>
            <text:p text:style-name="P6"><text:span text:style-name="T1">Item Type</text:span></text:p>
          </draw:text-box>
        </draw:frame>
        <draw:connector draw:style-name="gr61" draw:text-style-name="P1" draw:layer="layout" svg:x1="13.408cm" svg:y1="13.617cm" svg:x2="11.226cm" svg:y2="13.617cm" draw:start-shape="id7" draw:start-glue-point="3" draw:end-shape="id8" draw:end-glue-point="1" svg:d="M13408 13617h-2182" svg:viewBox="0 0 2183 1">
          <text:p/>
        </draw:connector>
        <draw:frame draw:style-name="gr60" draw:text-style-name="P20" draw:layer="layout" svg:width="1.128cm" svg:height="0.581cm" svg:x="11.909cm" svg:y="13.157cm">
          <draw:text-box>
            <text:p text:style-name="P6"><text:span text:style-name="T3">p_link</text:span></text:p>
          </draw:text-box>
        </draw:frame>
        <draw:rect draw:style-name="gr3" draw:text-style-name="P5" xml:id="id9" draw:id="id9" draw:layer="layout" svg:width="2.318cm" svg:height="1.138cm" svg:x="20.008cm" svg:y="8.248cm">
          <text:p/>
        </draw:rect>
        <draw:frame draw:style-name="gr67" draw:text-style-name="P7" draw:layer="layout" svg:width="2.123cm" svg:height="0.907cm" svg:x="20.09cm" svg:y="8.355cm">
          <draw:text-box>
            <text:p text:style-name="P6"><text:span text:style-name="T1">Application</text:span></text:p>
            <text:p text:style-name="P6"><text:span text:style-name="T1">Cmd/Rep</text:span></text:p>
          </draw:text-box>
        </draw:frame>
        <draw:connector draw:style-name="gr61" draw:text-style-name="P1" draw:layer="layout" svg:x1="21.167cm" svg:y1="8.248cm" svg:x2="18.438cm" svg:y2="7.117cm" draw:start-shape="id9" draw:start-glue-point="0" draw:end-shape="id1" draw:end-glue-point="1" svg:d="M21167 8248v-1131h-2729" svg:viewBox="0 0 2730 1132">
          <text:p/>
        </draw:connector>
        <draw:frame draw:style-name="gr60" draw:text-style-name="P20" draw:layer="layout" svg:width="1.128cm" svg:height="0.581cm" svg:x="19.069cm" svg:y="6.594cm">
          <draw:text-box>
            <text:p text:style-name="P6"><text:span text:style-name="T3">p_link</text:span></text:p>
          </draw:text-box>
        </draw:frame>
        <draw:connector draw:style-name="gr61" draw:text-style-name="P1" draw:layer="layout" svg:x1="21.567cm" svg:y1="9.786cm" svg:x2="18.438cm" svg:y2="10.617cm" draw:start-shape="id10" draw:start-glue-point="2" draw:end-shape="id4" draw:end-glue-point="1" svg:d="M21567 9786v831h-3129" svg:viewBox="0 0 3130 832">
          <text:p/>
        </draw:connector>
        <draw:frame draw:style-name="gr60" draw:text-style-name="P20" draw:layer="layout" svg:width="1.128cm" svg:height="0.581cm" svg:x="19.069cm" svg:y="10.095cm">
          <draw:text-box>
            <text:p text:style-name="P6"><text:span text:style-name="T3">p_link</text:span></text:p>
          </draw:text-box>
        </draw:frame>
        <draw:connector draw:style-name="gr61" draw:text-style-name="P1" draw:layer="layout" svg:x1="14.223cm" svg:y1="13.048cm" svg:x2="10.223cm" svg:y2="11.186cm" draw:start-shape="id7" draw:start-glue-point="0" draw:end-shape="id6" draw:end-glue-point="2" svg:d="M14223 13048v-931h-4000v-931" svg:viewBox="0 0 4001 1863">
          <text:p/>
        </draw:connector>
        <draw:frame draw:style-name="gr60" draw:text-style-name="P20" draw:layer="layout" svg:width="1.128cm" svg:height="0.581cm" svg:x="11.909cm" svg:y="11.658cm">
          <draw:text-box>
            <text:p text:style-name="P6"><text:span text:style-name="T3">p_link</text:span></text:p>
          </draw:text-box>
        </draw:frame>
        <draw:rect draw:style-name="gr3" draw:text-style-name="P5" xml:id="id11" draw:id="id11" draw:layer="layout" svg:width="1.63cm" svg:height="1.138cm" svg:x="7.608cm" svg:y="8.248cm">
          <text:p/>
        </draw:rect>
        <draw:frame draw:style-name="gr62" draw:text-style-name="P7" draw:layer="layout" svg:width="1.386cm" svg:height="0.907cm" svg:x="7.89cm" svg:y="8.355cm">
          <draw:text-box>
            <text:p text:style-name="P6"><text:span text:style-name="T1">Adapt.</text:span></text:p>
            <text:p text:style-name="P6"><text:span text:style-name="T1">Point </text:span></text:p>
          </draw:text-box>
        </draw:frame>
        <draw:connector draw:style-name="gr61" draw:text-style-name="P1" draw:layer="layout" svg:x1="8.423cm" svg:y1="8.248cm" svg:x2="8.423cm" svg:y2="6.586cm" draw:start-shape="id11" draw:start-glue-point="0" draw:end-shape="id12" draw:end-glue-point="2" svg:d="M8423 8248v-1662" svg:viewBox="0 0 1 1663">
          <text:p/>
        </draw:connector>
        <draw:rect draw:style-name="gr3" draw:text-style-name="P5" xml:id="id12" draw:id="id12" draw:layer="layout" svg:width="1.63cm" svg:height="1.138cm" svg:x="7.608cm" svg:y="5.448cm">
          <text:p/>
        </draw:rect>
        <draw:frame draw:style-name="gr68" draw:text-style-name="P7" draw:layer="layout" svg:width="0.844cm" svg:height="0.454cm" svg:x="7.99cm" svg:y="5.755cm">
          <draw:text-box>
            <text:p text:style-name="P6"><text:span text:style-name="T1">Req.</text:span></text:p>
          </draw:text-box>
        </draw:frame>
        <draw:frame draw:style-name="gr60" draw:text-style-name="P20" draw:layer="layout" svg:width="1.128cm" svg:height="0.581cm" svg:x="8.532cm" svg:y="7.307cm">
          <draw:text-box>
            <text:p text:style-name="P6"><text:span text:style-name="T3">p_link</text:span></text:p>
          </draw:text-box>
        </draw:frame>
        <draw:connector draw:style-name="gr61" draw:text-style-name="P1" draw:layer="layout" draw:line-skew="-0.46cm" svg:x1="17.623cm" svg:y1="7.686cm" svg:x2="10.223cm" svg:y2="10.048cm" draw:start-shape="id1" draw:start-glue-point="2" draw:end-shape="id6" draw:end-glue-point="0" svg:d="M17623 7686v721h-7400v1641" svg:viewBox="0 0 7401 2363">
          <text:p/>
        </draw:connector>
        <draw:frame draw:style-name="gr69" draw:text-style-name="P20" draw:layer="layout" svg:width="3.71cm" svg:height="0.469cm" svg:x="10.369cm" svg:y="7.913cm">
          <draw:text-box>
            <text:p text:style-name="P6"><text:span text:style-name="T3">s_link (from Packet)</text:span></text:p>
          </draw:text-box>
        </draw:frame>
        <presentation:notes draw:style-name="dp2">
          <draw:page-thumbnail draw:style-name="gr24" draw:layer="layout" svg:width="13.705cm" svg:height="10.279cm" svg:x="3.646cm" svg:y="2.852cm" draw:page-number="5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presentation" presentation:presentation-page-layout-name="AL1T1">
        <office:forms form:automatic-focus="false" form:apply-design-mode="false"/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frame draw:style-name="gr58" draw:text-style-name="P9" draw:layer="layout" svg:width="3.719cm" svg:height="0.907cm" svg:x="1.574cm" svg:y="3.538cm">
          <draw:text-box>
            <text:p text:style-name="P6"><text:span text:style-name="T2">Hardware-Dependent</text:span></text:p>
            <text:p text:style-name="P6"><text:span text:style-name="T2">Modules</text:span></text:p>
          </draw:text-box>
        </draw:frame>
        <draw:rect draw:style-name="gr70" draw:text-style-name="P21" xml:id="id13" draw:id="id13" draw:layer="layout" svg:width="1.63cm" svg:height="1.138cm" svg:x="7.608cm" svg:y="8.248cm">
          <text:p/>
        </draw:rect>
        <draw:frame draw:style-name="gr71" draw:text-style-name="P7" draw:layer="layout" svg:width="1.254cm" svg:height="0.907cm" svg:x="7.89cm" svg:y="8.355cm">
          <draw:text-box>
            <text:p text:style-name="P6"><text:span text:style-name="T1">Ver</text:span></text:p>
            <text:p text:style-name="P6"><text:span text:style-name="T1">Link 1</text:span></text:p>
          </draw:text-box>
        </draw:frame>
        <draw:connector draw:style-name="gr61" draw:text-style-name="P1" draw:layer="layout" svg:x1="8.423cm" svg:y1="8.248cm" svg:x2="8.423cm" svg:y2="6.586cm" draw:start-shape="id13" draw:start-glue-point="0" draw:end-shape="id14" draw:end-glue-point="2" svg:d="M8423 8248v-1662" svg:viewBox="0 0 1 1663">
          <text:p/>
        </draw:connector>
        <draw:rect draw:style-name="gr3" draw:text-style-name="P5" xml:id="id14" draw:id="id14" draw:layer="layout" svg:width="1.63cm" svg:height="1.138cm" svg:x="7.608cm" svg:y="5.448cm">
          <text:p/>
        </draw:rect>
        <draw:frame draw:style-name="gr68" draw:text-style-name="P7" draw:layer="layout" svg:width="0.844cm" svg:height="0.454cm" svg:x="8.19cm" svg:y="5.755cm">
          <draw:text-box>
            <text:p text:style-name="P6"><text:span text:style-name="T1">S1</text:span></text:p>
          </draw:text-box>
        </draw:frame>
        <draw:frame draw:style-name="gr60" draw:text-style-name="P20" draw:layer="layout" svg:width="1.128cm" svg:height="0.581cm" svg:x="8.732cm" svg:y="7.307cm">
          <draw:text-box>
            <text:p text:style-name="P6"><text:span text:style-name="T3">s_link</text:span></text:p>
          </draw:text-box>
        </draw:frame>
        <draw:rect draw:style-name="gr3" draw:text-style-name="P5" xml:id="id19" draw:id="id19" draw:layer="layout" svg:width="1.63cm" svg:height="1.138cm" svg:x="12.108cm" svg:y="5.448cm">
          <text:p/>
        </draw:rect>
        <draw:frame draw:style-name="gr68" draw:text-style-name="P7" draw:layer="layout" svg:width="0.844cm" svg:height="0.454cm" svg:x="12.69cm" svg:y="5.755cm">
          <draw:text-box>
            <text:p text:style-name="P6"><text:span text:style-name="T1">S2</text:span></text:p>
          </draw:text-box>
        </draw:frame>
        <draw:rect draw:style-name="gr3" draw:text-style-name="P5" xml:id="id21" draw:id="id21" draw:layer="layout" svg:width="1.63cm" svg:height="1.138cm" svg:x="16.508cm" svg:y="5.448cm">
          <text:p/>
        </draw:rect>
        <draw:frame draw:style-name="gr68" draw:text-style-name="P7" draw:layer="layout" svg:width="0.844cm" svg:height="0.454cm" svg:x="17.09cm" svg:y="5.755cm">
          <draw:text-box>
            <text:p text:style-name="P6"><text:span text:style-name="T1">S3</text:span></text:p>
          </draw:text-box>
        </draw:frame>
        <draw:rect draw:style-name="gr72" draw:text-style-name="P22" xml:id="id15" draw:id="id15" draw:layer="layout" svg:width="1.63cm" svg:height="1.138cm" svg:x="10.208cm" svg:y="10.948cm">
          <text:p/>
        </draw:rect>
        <draw:frame draw:style-name="gr68" draw:text-style-name="P7" draw:layer="layout" svg:width="0.844cm" svg:height="0.454cm" svg:x="10.79cm" svg:y="11.255cm">
          <draw:text-box>
            <text:p text:style-name="P6"><text:span text:style-name="T1">V1</text:span></text:p>
          </draw:text-box>
        </draw:frame>
        <draw:rect draw:style-name="gr72" draw:text-style-name="P22" xml:id="id17" draw:id="id17" draw:layer="layout" svg:width="1.63cm" svg:height="1.138cm" svg:x="14.608cm" svg:y="10.948cm">
          <text:p/>
        </draw:rect>
        <draw:frame draw:style-name="gr68" draw:text-style-name="P7" draw:layer="layout" svg:width="0.844cm" svg:height="0.454cm" svg:x="15.19cm" svg:y="11.255cm">
          <draw:text-box>
            <text:p text:style-name="P6"><text:span text:style-name="T1">V2</text:span></text:p>
          </draw:text-box>
        </draw:frame>
        <draw:rect draw:style-name="gr70" draw:text-style-name="P21" xml:id="id16" draw:id="id16" draw:layer="layout" svg:width="1.63cm" svg:height="1.138cm" svg:x="10.908cm" svg:y="8.248cm">
          <text:p/>
        </draw:rect>
        <draw:frame draw:style-name="gr71" draw:text-style-name="P7" draw:layer="layout" svg:width="1.254cm" svg:height="0.907cm" svg:x="11.19cm" svg:y="8.355cm">
          <draw:text-box>
            <text:p text:style-name="P6"><text:span text:style-name="T1">Ver</text:span></text:p>
            <text:p text:style-name="P6"><text:span text:style-name="T1">Link 2</text:span></text:p>
          </draw:text-box>
        </draw:frame>
        <draw:connector draw:style-name="gr61" draw:text-style-name="P1" draw:layer="layout" svg:x1="8.423cm" svg:y1="9.386cm" svg:x2="10.208cm" svg:y2="11.517cm" draw:start-shape="id13" draw:start-glue-point="2" draw:end-shape="id15" draw:end-glue-point="3" svg:d="M8423 9386v2131h1785" svg:viewBox="0 0 1786 2132">
          <text:p/>
        </draw:connector>
        <draw:frame draw:style-name="gr60" draw:text-style-name="P20" draw:layer="layout" svg:width="1.128cm" svg:height="0.581cm" svg:x="8.532cm" svg:y="10.008cm">
          <draw:text-box>
            <text:p text:style-name="P6"><text:span text:style-name="T3">p_link</text:span></text:p>
          </draw:text-box>
        </draw:frame>
        <draw:connector draw:style-name="gr61" draw:text-style-name="P1" draw:layer="layout" svg:x1="10.908cm" svg:y1="8.817cm" svg:x2="9.238cm" svg:y2="6.017cm" draw:start-shape="id16" draw:start-glue-point="3" draw:end-shape="id14" draw:end-glue-point="1" svg:d="M10908 8817h-835v-2800h-835" svg:viewBox="0 0 1671 2801">
          <text:p/>
        </draw:connector>
        <draw:connector draw:style-name="gr61" draw:text-style-name="P1" draw:layer="layout" svg:x1="12.538cm" svg:y1="8.817cm" svg:x2="14.608cm" svg:y2="11.517cm" draw:start-shape="id16" draw:end-shape="id17" draw:end-glue-point="3" svg:d="M12538 8817h1035v2700h1035" svg:viewBox="0 0 2071 2701">
          <text:p/>
        </draw:connector>
        <draw:rect draw:style-name="gr70" draw:text-style-name="P21" xml:id="id18" draw:id="id18" draw:layer="layout" svg:width="1.63cm" svg:height="1.138cm" svg:x="14.908cm" svg:y="8.248cm">
          <text:p/>
        </draw:rect>
        <draw:frame draw:style-name="gr71" draw:text-style-name="P7" draw:layer="layout" svg:width="1.254cm" svg:height="0.907cm" svg:x="15.19cm" svg:y="8.355cm">
          <draw:text-box>
            <text:p text:style-name="P6"><text:span text:style-name="T1">Ver</text:span></text:p>
            <text:p text:style-name="P6"><text:span text:style-name="T1">Link 3</text:span></text:p>
          </draw:text-box>
        </draw:frame>
        <draw:connector draw:style-name="gr61" draw:text-style-name="P1" draw:layer="layout" svg:x1="15.723cm" svg:y1="8.248cm" svg:x2="12.923cm" svg:y2="6.586cm" draw:start-shape="id18" draw:start-glue-point="0" draw:end-shape="id19" svg:d="M15723 8248v-831h-2800v-831" svg:viewBox="0 0 2801 1663">
          <text:p/>
        </draw:connector>
        <draw:connector draw:style-name="gr61" draw:text-style-name="P1" draw:layer="layout" svg:x1="15.723cm" svg:y1="9.386cm" svg:x2="15.423cm" svg:y2="10.948cm" draw:start-shape="id18" draw:start-glue-point="2" draw:end-shape="id17" draw:end-glue-point="0" svg:d="M15723 9386v781h-300v781" svg:viewBox="0 0 301 1563">
          <text:p/>
        </draw:connector>
        <draw:rect draw:style-name="gr70" draw:text-style-name="P21" xml:id="id20" draw:id="id20" draw:layer="layout" svg:width="1.63cm" svg:height="1.138cm" svg:x="18.208cm" svg:y="8.248cm">
          <text:p/>
        </draw:rect>
        <draw:frame draw:style-name="gr71" draw:text-style-name="P7" draw:layer="layout" svg:width="1.254cm" svg:height="0.907cm" svg:x="18.49cm" svg:y="8.355cm">
          <draw:text-box>
            <text:p text:style-name="P6"><text:span text:style-name="T1">Ver</text:span></text:p>
            <text:p text:style-name="P6"><text:span text:style-name="T1">Link 4</text:span></text:p>
          </draw:text-box>
        </draw:frame>
        <draw:connector draw:style-name="gr61" draw:text-style-name="P1" draw:layer="layout" svg:x1="19.023cm" svg:y1="8.248cm" svg:x2="17.323cm" svg:y2="6.586cm" draw:start-shape="id20" draw:start-glue-point="0" draw:end-shape="id21" draw:end-glue-point="2" svg:d="M19023 8248v-831h-1700v-831" svg:viewBox="0 0 1701 1663">
          <text:p/>
        </draw:connector>
        <draw:connector draw:style-name="gr61" draw:text-style-name="P1" draw:layer="layout" svg:x1="19.023cm" svg:y1="9.386cm" svg:x2="16.238cm" svg:y2="11.517cm" draw:start-shape="id20" draw:start-glue-point="2" draw:end-shape="id17" draw:end-glue-point="1" svg:d="M19023 9386v2131h-2785" svg:viewBox="0 0 2786 2132">
          <text:p/>
        </draw:connector>
        <draw:frame draw:style-name="gr60" draw:text-style-name="P20" draw:layer="layout" svg:width="1.128cm" svg:height="0.581cm" svg:x="12.332cm" svg:y="10.009cm">
          <draw:text-box>
            <text:p text:style-name="P6"><text:span text:style-name="T3">p_link</text:span></text:p>
          </draw:text-box>
        </draw:frame>
        <draw:frame draw:style-name="gr60" draw:text-style-name="P20" draw:layer="layout" svg:width="1.128cm" svg:height="0.581cm" svg:x="15.832cm" svg:y="9.61cm">
          <draw:text-box>
            <text:p text:style-name="P6"><text:span text:style-name="T3">p_link</text:span></text:p>
          </draw:text-box>
        </draw:frame>
        <draw:frame draw:style-name="gr60" draw:text-style-name="P20" draw:layer="layout" svg:width="1.128cm" svg:height="0.581cm" svg:x="17.732cm" svg:y="11.011cm">
          <draw:text-box>
            <text:p text:style-name="P6"><text:span text:style-name="T3">p_link</text:span></text:p>
          </draw:text-box>
        </draw:frame>
        <draw:frame draw:style-name="gr60" draw:text-style-name="P20" draw:layer="layout" svg:width="1.128cm" svg:height="0.581cm" svg:x="13.832cm" svg:y="6.908cm">
          <draw:text-box>
            <text:p text:style-name="P6"><text:span text:style-name="T3">s_link</text:span></text:p>
          </draw:text-box>
        </draw:frame>
        <draw:frame draw:style-name="gr60" draw:text-style-name="P20" draw:layer="layout" svg:width="1.128cm" svg:height="0.581cm" svg:x="17.732cm" svg:y="6.909cm">
          <draw:text-box>
            <text:p text:style-name="P6"><text:span text:style-name="T3">s_link</text:span></text:p>
          </draw:text-box>
        </draw:frame>
        <presentation:notes draw:style-name="dp2">
          <office:forms form:automatic-focus="false" form:apply-design-mode="false"/>
          <draw:page-thumbnail draw:style-name="gr24" draw:layer="layout" svg:width="13.705cm" svg:height="10.279cm" svg:x="3.646cm" svg:y="2.852cm" draw:page-number="6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presentation" presentation:presentation-page-layout-name="AL1T1">
        <office:forms form:automatic-focus="false" form:apply-design-mode="false"/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frame draw:style-name="gr73" draw:text-style-name="P9" draw:layer="layout" svg:width="2.07cm" svg:height="0.907cm" svg:x="2.722cm" svg:y="4.284cm">
          <draw:text-box>
            <text:p text:style-name="P6"><text:span text:style-name="T2">TS defines</text:span></text:p>
            <text:p text:style-name="P6"><text:span text:style-name="T2">inputs</text:span></text:p>
          </draw:text-box>
        </draw:frame>
        <draw:custom-shape draw:style-name="gr30" draw:text-style-name="P12" draw:layer="layout" svg:width="1.048cm" svg:height="0.674cm" svg:x="3.895cm" svg:y="8.279cm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74" draw:text-style-name="P23" xml:id="id29" draw:id="id29" draw:layer="layout" svg:width="2.753cm" svg:height="1.173cm" svg:x="5.134cm" svg:y="8.089cm">
          <text:p/>
        </draw:rect>
        <draw:frame draw:style-name="gr75" draw:text-style-name="P7" draw:layer="layout" svg:width="2.034cm" svg:height="0.907cm" svg:x="5.466cm" svg:y="8.235cm">
          <draw:text-box>
            <text:p text:style-name="P6"><text:span text:style-name="T1">Module(s)</text:span></text:p>
            <text:p text:style-name="P6"><text:span text:style-name="T1">Under Test</text:span></text:p>
          </draw:text-box>
        </draw:frame>
        <draw:rect draw:style-name="gr3" draw:text-style-name="P5" draw:layer="layout" svg:width="2.149cm" svg:height="0.924cm" svg:x="6.837cm" svg:y="5.966cm">
          <text:p/>
        </draw:rect>
        <draw:frame draw:style-name="gr76" draw:text-style-name="P7" draw:layer="layout" svg:width="1.344cm" svg:height="0.455cm" svg:x="7.318cm" svg:y="6.238cm">
          <draw:text-box>
            <text:p text:style-name="P6"><text:span text:style-name="T1">Stub(s)</text:span></text:p>
          </draw:text-box>
        </draw:frame>
        <draw:rect draw:style-name="gr3" draw:text-style-name="P5" xml:id="id24" draw:id="id24" draw:layer="layout" svg:width="1.63cm" svg:height="0.864cm" svg:x="2.144cm" svg:y="8.198cm">
          <text:p/>
        </draw:rect>
        <draw:frame draw:style-name="gr27" draw:text-style-name="P7" draw:layer="layout" svg:width="1.171cm" svg:height="0.455cm" svg:x="2.426cm" svg:y="8.38cm">
          <draw:text-box>
            <text:p text:style-name="P6"><text:span text:style-name="T1">Inputs</text:span></text:p>
          </draw:text-box>
        </draw:frame>
        <draw:connector draw:style-name="gr77" draw:text-style-name="P1" draw:layer="layout" svg:x1="8.162cm" svg:y1="5.229cm" svg:x2="10.159cm" svg:y2="8.197cm" draw:start-shape="id22" draw:start-glue-point="1" draw:end-shape="id23" draw:end-glue-point="0" svg:d="M8162 5229h1997v2968" svg:viewBox="0 0 1998 2969">
          <text:p/>
        </draw:connector>
        <draw:custom-shape draw:style-name="gr20" draw:text-style-name="P10" draw:layer="layout" svg:width="0.947cm" svg:height="0.649cm" draw:transform="rotate (-1.5707963267949) translate (7.657cm 7.04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0" draw:text-style-name="P12" draw:layer="layout" svg:width="1.048cm" svg:height="0.674cm" svg:x="8.097cm" svg:y="8.278cm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" draw:text-style-name="P5" xml:id="id23" draw:id="id23" draw:layer="layout" svg:width="1.63cm" svg:height="0.864cm" svg:x="9.344cm" svg:y="8.197cm">
          <text:p/>
        </draw:rect>
        <draw:frame draw:style-name="gr78" draw:text-style-name="P7" draw:layer="layout" svg:width="1.496cm" svg:height="0.455cm" svg:x="9.426cm" svg:y="8.379cm">
          <draw:text-box>
            <text:p text:style-name="P6"><text:span text:style-name="T1">Outputs</text:span></text:p>
          </draw:text-box>
        </draw:frame>
        <draw:rect draw:style-name="gr3" draw:text-style-name="P5" xml:id="id22" draw:id="id22" draw:layer="layout" svg:width="3.445cm" svg:height="0.864cm" svg:x="4.717cm" svg:y="4.797cm">
          <text:p/>
        </draw:rect>
        <draw:frame draw:style-name="gr79" draw:text-style-name="P7" draw:layer="layout" svg:width="2.745cm" svg:height="0.455cm" svg:x="5.225cm" svg:y="4.979cm">
          <draw:text-box>
            <text:p text:style-name="P6"><text:span text:style-name="T1">Test Sequence</text:span></text:p>
          </draw:text-box>
        </draw:frame>
        <draw:connector draw:style-name="gr77" draw:text-style-name="P1" draw:layer="layout" svg:x1="4.717cm" svg:y1="5.229cm" svg:x2="2.959cm" svg:y2="8.198cm" draw:start-shape="id22" draw:start-glue-point="3" draw:end-shape="id24" draw:end-glue-point="0" svg:d="M4717 5229h-1758v2969" svg:viewBox="0 0 1759 2970">
          <text:p/>
        </draw:connector>
        <draw:frame draw:style-name="gr80" draw:text-style-name="P9" draw:layer="layout" svg:width="2.62cm" svg:height="0.907cm" svg:x="8.213cm" svg:y="4.286cm">
          <draw:text-box>
            <text:p text:style-name="P6"><text:span text:style-name="T2">TS evaluates</text:span></text:p>
            <text:p text:style-name="P6"><text:span text:style-name="T2">outputs</text:span></text:p>
          </draw:text-box>
        </draw:frame>
        <draw:frame draw:style-name="gr73" draw:text-style-name="P9" draw:layer="layout" svg:width="2.07cm" svg:height="0.907cm" svg:x="13.853cm" svg:y="9.149cm">
          <draw:text-box>
            <text:p text:style-name="P6"><text:span text:style-name="T2">TS defines</text:span></text:p>
            <text:p text:style-name="P6"><text:span text:style-name="T2">inputs</text:span></text:p>
          </draw:text-box>
        </draw:frame>
        <draw:custom-shape draw:style-name="gr30" draw:text-style-name="P12" draw:layer="layout" svg:width="2.146cm" svg:height="0.674cm" svg:x="13.928cm" svg:y="13.644cm">
          <text:p/>
          <draw:enhanced-geometry svg:viewBox="0 0 21600 21600" draw:text-areas="0 ?f0 ?f5 ?f2" draw:type="right-arrow" draw:modifiers="18340.381928272 50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74" draw:text-style-name="P23" xml:id="id31" draw:id="id31" draw:layer="layout" svg:width="2.753cm" svg:height="1.173cm" svg:x="16.265cm" svg:y="13.454cm">
          <text:p/>
        </draw:rect>
        <draw:frame draw:style-name="gr75" draw:text-style-name="P7" draw:layer="layout" svg:width="2.034cm" svg:height="0.907cm" svg:x="16.597cm" svg:y="13.6cm">
          <draw:text-box>
            <text:p text:style-name="P6"><text:span text:style-name="T1">Module(s)</text:span></text:p>
            <text:p text:style-name="P6"><text:span text:style-name="T1">Under Test</text:span></text:p>
          </draw:text-box>
        </draw:frame>
        <draw:rect draw:style-name="gr3" draw:text-style-name="P5" draw:layer="layout" svg:width="2.228cm" svg:height="0.948cm" svg:x="17.866cm" svg:y="11.257cm">
          <text:p/>
        </draw:rect>
        <draw:frame draw:style-name="gr76" draw:text-style-name="P7" draw:layer="layout" svg:width="1.344cm" svg:height="0.455cm" svg:x="18.347cm" svg:y="11.553cm">
          <draw:text-box>
            <text:p text:style-name="P6"><text:span text:style-name="T1">Stub(s)</text:span></text:p>
          </draw:text-box>
        </draw:frame>
        <draw:rect draw:style-name="gr3" draw:text-style-name="P5" xml:id="id27" draw:id="id27" draw:layer="layout" svg:width="1.63cm" svg:height="0.864cm" svg:x="11.975cm" svg:y="13.563cm">
          <text:p/>
        </draw:rect>
        <draw:frame draw:style-name="gr27" draw:text-style-name="P7" draw:layer="layout" svg:width="1.171cm" svg:height="0.455cm" svg:x="12.257cm" svg:y="13.745cm">
          <draw:text-box>
            <text:p text:style-name="P6"><text:span text:style-name="T1">Inputs</text:span></text:p>
          </draw:text-box>
        </draw:frame>
        <draw:connector draw:style-name="gr77" draw:text-style-name="P1" draw:layer="layout" svg:x1="19.293cm" svg:y1="10.094cm" svg:x2="22.39cm" svg:y2="13.612cm" draw:start-shape="id25" draw:start-glue-point="1" draw:end-shape="id26" draw:end-glue-point="0" svg:d="M19293 10094h3097v3518" svg:viewBox="0 0 3098 3519">
          <text:p/>
        </draw:connector>
        <draw:custom-shape draw:style-name="gr20" draw:text-style-name="P10" draw:layer="layout" svg:width="0.947cm" svg:height="0.649cm" draw:transform="rotate (-1.5707963267949) translate (18.686cm 12.38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3" draw:text-style-name="P5" xml:id="id26" draw:id="id26" draw:layer="layout" svg:width="1.63cm" svg:height="0.864cm" svg:x="21.575cm" svg:y="13.612cm">
          <text:p/>
        </draw:rect>
        <draw:frame draw:style-name="gr78" draw:text-style-name="P7" draw:layer="layout" svg:width="1.496cm" svg:height="0.455cm" svg:x="21.632cm" svg:y="13.819cm">
          <draw:text-box>
            <text:p text:style-name="P6"><text:span text:style-name="T1">Outputs</text:span></text:p>
          </draw:text-box>
        </draw:frame>
        <draw:rect draw:style-name="gr3" draw:text-style-name="P5" xml:id="id25" draw:id="id25" draw:layer="layout" svg:width="3.445cm" svg:height="0.864cm" svg:x="15.848cm" svg:y="9.662cm">
          <text:p/>
        </draw:rect>
        <draw:frame draw:style-name="gr79" draw:text-style-name="P7" draw:layer="layout" svg:width="2.745cm" svg:height="0.455cm" svg:x="16.356cm" svg:y="9.844cm">
          <draw:text-box>
            <text:p text:style-name="P6"><text:span text:style-name="T1">Test Sequence</text:span></text:p>
          </draw:text-box>
        </draw:frame>
        <draw:connector draw:style-name="gr77" draw:text-style-name="P1" draw:layer="layout" svg:x1="15.848cm" svg:y1="10.094cm" svg:x2="12.79cm" svg:y2="13.563cm" draw:start-shape="id25" draw:start-glue-point="3" draw:end-shape="id27" draw:end-glue-point="0" svg:d="M15848 10094h-3058v3469" svg:viewBox="0 0 3059 3470">
          <text:p/>
        </draw:connector>
        <draw:frame draw:style-name="gr80" draw:text-style-name="P9" draw:layer="layout" svg:width="2.62cm" svg:height="0.907cm" svg:x="19.344cm" svg:y="9.151cm">
          <draw:text-box>
            <text:p text:style-name="P6"><text:span text:style-name="T2">TS evaluates</text:span></text:p>
            <text:p text:style-name="P6"><text:span text:style-name="T2">outputs</text:span></text:p>
          </draw:text-box>
        </draw:frame>
        <draw:rect draw:style-name="gr81" draw:text-style-name="P24" draw:layer="layout" svg:width="2.753cm" svg:height="0.825cm" svg:x="16.299cm" svg:y="14.875cm">
          <text:p/>
        </draw:rect>
        <draw:frame draw:style-name="gr82" draw:text-style-name="P7" draw:layer="layout" svg:width="1.598cm" svg:height="0.455cm" svg:x="16.88cm" svg:y="15.096cm">
          <draw:text-box>
            <text:p text:style-name="P6"><text:span text:style-name="T1">DPU B/B</text:span></text:p>
          </draw:text-box>
        </draw:frame>
        <draw:custom-shape draw:style-name="gr20" draw:text-style-name="P10" draw:layer="layout" svg:width="0.947cm" svg:height="0.649cm" draw:transform="rotate (-1.5707963267949) translate (4.786cm 12.05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3" draw:text-style-name="P5" xml:id="id28" draw:id="id28" draw:layer="layout" svg:width="2.597cm" svg:height="0.726cm" svg:x="3.194cm" svg:y="6.764cm">
          <text:p/>
        </draw:rect>
        <draw:frame draw:style-name="gr83" draw:text-style-name="P7" draw:layer="layout" svg:width="2.296cm" svg:height="0.455cm" svg:x="3.301cm" svg:y="6.961cm">
          <draw:text-box>
            <text:p text:style-name="P6"><text:span text:style-name="T1">Config. Data</text:span></text:p>
          </draw:text-box>
        </draw:frame>
        <draw:connector draw:style-name="gr77" draw:text-style-name="P1" draw:layer="layout" svg:x1="5.791cm" svg:y1="7.127cm" svg:x2="6.51cm" svg:y2="8.089cm" draw:start-shape="id28" draw:start-glue-point="1" draw:end-shape="id29" svg:d="M5791 7127h719v962" svg:viewBox="0 0 720 963">
          <text:p/>
        </draw:connector>
        <draw:rect draw:style-name="gr3" draw:text-style-name="P5" xml:id="id30" draw:id="id30" draw:layer="layout" svg:width="2.597cm" svg:height="0.726cm" svg:x="14.3cm" svg:y="12.079cm">
          <text:p/>
        </draw:rect>
        <draw:frame draw:style-name="gr83" draw:text-style-name="P7" draw:layer="layout" svg:width="2.296cm" svg:height="0.455cm" svg:x="14.407cm" svg:y="12.276cm">
          <draw:text-box>
            <text:p text:style-name="P6"><text:span text:style-name="T1">Config. Data</text:span></text:p>
          </draw:text-box>
        </draw:frame>
        <draw:connector draw:style-name="gr77" draw:text-style-name="P1" draw:layer="layout" svg:x1="16.897cm" svg:y1="12.442cm" svg:x2="17.641cm" svg:y2="13.454cm" draw:start-shape="id30" draw:start-glue-point="1" draw:end-shape="id31" draw:end-glue-point="0" svg:d="M16897 12442h744v1012" svg:viewBox="0 0 745 1013">
          <text:p/>
        </draw:connector>
        <draw:custom-shape draw:style-name="gr30" draw:text-style-name="P12" draw:layer="layout" svg:width="2.146cm" svg:height="0.674cm" svg:x="19.227cm" svg:y="13.643cm">
          <text:p/>
          <draw:enhanced-geometry svg:viewBox="0 0 21600 21600" draw:text-areas="0 ?f0 ?f5 ?f2" draw:type="right-arrow" draw:modifiers="18340.381928272 50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81" draw:text-style-name="P24" draw:layer="layout" svg:width="8.836cm" svg:height="0.726cm" svg:x="2.172cm" svg:y="9.483cm">
          <text:p/>
        </draw:rect>
        <draw:frame draw:style-name="gr84" draw:text-style-name="P7" draw:layer="layout" svg:width="5.086cm" svg:height="0.455cm" svg:x="4.074cm" svg:y="9.655cm">
          <draw:text-box>
            <text:p text:style-name="P6"><text:span text:style-name="T1">General-Purpose Computer</text:span></text:p>
          </draw:text-box>
        </draw:frame>
        <draw:polygon draw:style-name="gr85" draw:text-style-name="P1" draw:layer="layout" svg:width="11.581cm" svg:height="5.69cm" svg:x="11.807cm" svg:y="8.986cm" svg:viewBox="0 0 11582 5691" draw:points="0,5616 2346,5616 2346,1872 9310,1872 9310,5691 11582,5691 11582,0 0,0 0,5691">
          <text:p/>
        </draw:polygon>
        <draw:frame draw:style-name="gr86" draw:text-style-name="P25" draw:layer="layout" svg:width="1.183cm" svg:height="0.498cm" svg:x="11.839cm" svg:y="8.497cm">
          <draw:text-box>
            <text:p text:style-name="P6"><text:span text:style-name="T5">EGSE</text:span></text:p>
          </draw:text-box>
        </draw:frame>
        <draw:frame draw:style-name="gr87" draw:text-style-name="P9" draw:layer="layout" svg:width="2.762cm" svg:height="0.907cm" svg:x="12.681cm" svg:y="15.366cm">
          <draw:text-box>
            <text:p text:style-name="P6"><text:span text:style-name="T2">Input Link to</text:span></text:p>
            <text:p text:style-name="P6"><text:span text:style-name="T2">DPU is still TBD</text:span></text:p>
          </draw:text-box>
        </draw:frame>
        <draw:line draw:style-name="gr88" draw:text-style-name="P1" draw:layer="layout" svg:x1="14.478cm" svg:y1="15.301cm" svg:x2="15.027cm" svg:y2="14.253cm">
          <text:p/>
        </draw:line>
        <draw:frame draw:style-name="gr89" draw:text-style-name="P9" draw:layer="layout" svg:width="2.889cm" svg:height="0.907cm" svg:x="19.944cm" svg:y="15.441cm">
          <draw:text-box>
            <text:p text:style-name="P6"><text:span text:style-name="T2">Output Link from</text:span></text:p>
            <text:p text:style-name="P6"><text:span text:style-name="T2">DPU is still TBD</text:span></text:p>
          </draw:text-box>
        </draw:frame>
        <draw:line draw:style-name="gr88" draw:text-style-name="P1" draw:layer="layout" svg:x1="21.092cm" svg:y1="15.351cm" svg:x2="20.219cm" svg:y2="14.327cm">
          <text:p/>
        </draw:line>
        <presentation:notes draw:style-name="dp2">
          <draw:page-thumbnail draw:style-name="gr24" draw:layer="layout" svg:width="13.705cm" svg:height="10.279cm" svg:x="3.646cm" svg:y="2.852cm" draw:page-number="7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presentation" presentation:presentation-page-layout-name="AL1T1">
        <office:forms form:automatic-focus="false" form:apply-design-mode="false"/>
        <draw:custom-shape draw:style-name="gr90" draw:text-style-name="P26" xml:id="id39" draw:id="id39" draw:layer="layout" svg:width="0.224cm" svg:height="0.4cm" svg:x="15.431cm" svg:y="13.202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26" xml:id="id38" draw:id="id38" draw:layer="layout" svg:width="0.224cm" svg:height="0.4cm" svg:x="14.132cm" svg:y="13.203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26" xml:id="id37" draw:id="id37" draw:layer="layout" svg:width="0.224cm" svg:height="0.4cm" svg:x="11.233cm" svg:y="13.20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frame draw:style-name="gr91" draw:text-style-name="P9" draw:layer="layout" svg:width="3.609cm" svg:height="0.581cm" svg:x="7.164cm" svg:y="7.976cm">
          <draw:text-box>
            <text:p text:style-name="P6"><text:span text:style-name="T2">Electrical Stimulation</text:span></text:p>
          </draw:text-box>
        </draw:frame>
        <draw:rect draw:style-name="gr74" draw:text-style-name="P23" draw:layer="layout" svg:width="2.753cm" svg:height="0.898cm" svg:x="11.373cm" svg:y="11.782cm">
          <text:p/>
        </draw:rect>
        <draw:frame draw:style-name="gr92" draw:text-style-name="P7" draw:layer="layout" svg:width="0.976cm" svg:height="0.455cm" svg:x="12.305cm" svg:y="12.003cm">
          <draw:text-box>
            <text:p text:style-name="P6"><text:span text:style-name="T1">IFSW</text:span></text:p>
          </draw:text-box>
        </draw:frame>
        <draw:rect draw:style-name="gr3" draw:text-style-name="P5" xml:id="id32" draw:id="id32" draw:layer="layout" svg:width="3.445cm" svg:height="0.864cm" svg:x="10.956cm" svg:y="8.015cm">
          <text:p/>
        </draw:rect>
        <draw:frame draw:style-name="gr79" draw:text-style-name="P7" draw:layer="layout" svg:width="2.745cm" svg:height="0.455cm" svg:x="11.364cm" svg:y="8.197cm">
          <draw:text-box>
            <text:p text:style-name="P6"><text:span text:style-name="T1">Test Sequence</text:span></text:p>
          </draw:text-box>
        </draw:frame>
        <draw:connector draw:style-name="gr93" draw:text-style-name="P1" draw:layer="layout" draw:line-skew="-0.549cm" svg:x1="10.956cm" svg:y1="8.447cm" svg:x2="8.262cm" svg:y2="13.34cm" draw:start-shape="id32" draw:start-glue-point="3" draw:end-shape="id33" draw:end-glue-point="3" svg:d="M10956 8447h-3744v4893h1050" svg:viewBox="0 0 3745 4894">
          <text:p/>
        </draw:connector>
        <draw:frame draw:style-name="gr94" draw:text-style-name="P9" draw:layer="layout" svg:width="2.62cm" svg:height="0.581cm" svg:x="15.077cm" svg:y="7.928cm">
          <draw:text-box>
            <text:p text:style-name="P6"><text:span text:style-name="T2">TM/TC Link</text:span></text:p>
          </draw:text-box>
        </draw:frame>
        <draw:rect draw:style-name="gr81" draw:text-style-name="P24" draw:layer="layout" svg:width="2.753cm" svg:height="0.825cm" svg:x="11.407cm" svg:y="12.928cm">
          <text:p/>
        </draw:rect>
        <draw:frame draw:style-name="gr82" draw:text-style-name="P7" draw:layer="layout" svg:width="1.598cm" svg:height="0.455cm" svg:x="11.988cm" svg:y="13.149cm">
          <draw:text-box>
            <text:p text:style-name="P6"><text:span text:style-name="T1">DPU B/B</text:span></text:p>
          </draw:text-box>
        </draw:frame>
        <draw:rect draw:style-name="gr3" draw:text-style-name="P5" xml:id="id34" draw:id="id34" draw:layer="layout" svg:width="2.597cm" svg:height="0.726cm" svg:x="9.708cm" svg:y="10.132cm">
          <text:p/>
        </draw:rect>
        <draw:frame draw:style-name="gr83" draw:text-style-name="P7" draw:layer="layout" svg:width="2.296cm" svg:height="0.455cm" svg:x="9.815cm" svg:y="10.329cm">
          <draw:text-box>
            <text:p text:style-name="P6"><text:span text:style-name="T1">Config. Data</text:span></text:p>
          </draw:text-box>
        </draw:frame>
        <draw:connector draw:style-name="gr95" draw:text-style-name="P1" draw:layer="layout" svg:x1="12.305cm" svg:y1="10.495cm" svg:x2="12.741cm" svg:y2="11.553cm" draw:start-shape="id34" draw:start-glue-point="1" draw:end-shape="id35" draw:end-glue-point="0" svg:d="M12305 10495h436v1058" svg:viewBox="0 0 437 1059">
          <text:p/>
        </draw:connector>
        <draw:polygon draw:style-name="gr85" draw:text-style-name="P1" draw:layer="layout" svg:width="11.655cm" svg:height="6.389cm" svg:x="6.89cm" svg:y="7.813cm" svg:viewBox="0 0 11656 6390" draw:points="25,4842 2371,4842 2321,1298 8336,1323 8361,6365 11656,6390 11581,0 0,0 25,4917">
          <text:p/>
        </draw:polygon>
        <draw:frame draw:style-name="gr86" draw:text-style-name="P25" draw:layer="layout" svg:width="1.183cm" svg:height="0.498cm" svg:x="6.897cm" svg:y="7.274cm">
          <draw:text-box>
            <text:p text:style-name="P6"><text:span text:style-name="T5">EGSE</text:span></text:p>
          </draw:text-box>
        </draw:frame>
        <draw:frame draw:style-name="gr96" draw:text-style-name="P9" draw:layer="layout" svg:width="2.07cm" svg:height="0.581cm" svg:x="9.289cm" svg:y="14.691cm">
          <draw:text-box>
            <text:p text:style-name="P6"><text:span text:style-name="T2">Spacewire</text:span></text:p>
          </draw:text-box>
        </draw:frame>
        <draw:line draw:style-name="gr88" draw:text-style-name="P1" draw:layer="layout" svg:x1="10.311cm" svg:y1="14.677cm" svg:x2="10.784cm" svg:y2="13.554cm">
          <text:p/>
        </draw:line>
        <draw:custom-shape draw:style-name="gr90" draw:text-style-name="P26" xml:id="id36" draw:id="id36" draw:layer="layout" svg:width="0.224cm" svg:height="0.4cm" svg:x="10.032cm" svg:y="13.203cm">
          <text:p/>
          <draw:enhanced-geometry svg:viewBox="0 0 21600 21600" draw:type="rectangle" draw:enhanced-path="M 0 0 L 21600 0 21600 21600 0 21600 0 0 Z N"/>
        </draw:custom-shape>
        <draw:rect draw:style-name="gr81" draw:text-style-name="P24" xml:id="id33" draw:id="id33" draw:layer="layout" svg:width="1.798cm" svg:height="0.825cm" svg:x="8.262cm" svg:y="12.928cm">
          <text:p/>
        </draw:rect>
        <draw:frame draw:style-name="gr97" draw:text-style-name="P7" draw:layer="layout" svg:width="1.623cm" svg:height="0.455cm" svg:x="8.388cm" svg:y="13.149cm">
          <draw:text-box>
            <text:p text:style-name="P6"><text:span text:style-name="T1">SEM B/B</text:span></text:p>
          </draw:text-box>
        </draw:frame>
        <draw:connector draw:style-name="gr98" draw:layer="layout" svg:x1="10.256cm" svg:y1="13.403cm" svg:x2="11.233cm" svg:y2="13.404cm" draw:start-shape="id36" draw:start-glue-point="1" draw:end-shape="id37" draw:end-glue-point="3" svg:d="M10256 13403h489v1h488" svg:viewBox="0 0 978 2">
          <text:p/>
        </draw:connector>
        <draw:rect draw:style-name="gr81" draw:text-style-name="P24" xml:id="id40" draw:id="id40" draw:layer="layout" svg:width="2.321cm" svg:height="0.825cm" svg:x="15.701cm" svg:y="12.928cm">
          <text:p/>
        </draw:rect>
        <draw:frame draw:style-name="gr99" draw:text-style-name="P7" draw:layer="layout" svg:width="1.801cm" svg:height="0.455cm" svg:x="15.998cm" svg:y="13.149cm">
          <draw:text-box>
            <text:p text:style-name="P6"><text:span text:style-name="T1">OBC Sim.</text:span></text:p>
          </draw:text-box>
        </draw:frame>
        <draw:connector draw:style-name="gr98" draw:layer="layout" svg:x1="14.356cm" svg:y1="13.403cm" svg:x2="15.431cm" svg:y2="13.402cm" draw:start-shape="id38" draw:start-glue-point="1" draw:end-shape="id39" draw:end-glue-point="3" svg:d="M14356 13403h538v-1h537" svg:viewBox="0 0 1076 2">
          <text:p/>
        </draw:connector>
        <draw:frame draw:style-name="gr96" draw:text-style-name="P9" draw:layer="layout" svg:width="2.07cm" svg:height="0.581cm" svg:x="13.489cm" svg:y="14.79cm">
          <draw:text-box>
            <text:p text:style-name="P6"><text:span text:style-name="T2">TBD Link</text:span></text:p>
          </draw:text-box>
        </draw:frame>
        <draw:line draw:style-name="gr88" draw:text-style-name="P1" draw:layer="layout" svg:x1="14.511cm" svg:y1="14.676cm" svg:x2="14.984cm" svg:y2="13.553cm">
          <text:p/>
        </draw:line>
        <draw:connector draw:style-name="gr100" draw:text-style-name="P1" draw:layer="layout" svg:x1="14.401cm" svg:y1="8.447cm" svg:x2="16.861cm" svg:y2="12.928cm" draw:start-shape="id32" draw:start-glue-point="1" draw:end-shape="id40" draw:end-glue-point="0" svg:d="M14401 8447h2460v4481" svg:viewBox="0 0 2461 4482">
          <text:p/>
        </draw:connector>
        <draw:rect draw:style-name="gr74" draw:text-style-name="P23" xml:id="id35" draw:id="id35" draw:layer="layout" svg:width="2.753cm" svg:height="1.173cm" svg:x="11.365cm" svg:y="11.553cm">
          <text:p/>
        </draw:rect>
        <draw:frame draw:style-name="gr75" draw:text-style-name="P7" draw:layer="layout" svg:width="2.034cm" svg:height="0.907cm" svg:x="11.697cm" svg:y="11.699cm">
          <draw:text-box>
            <text:p text:style-name="P6"><text:span text:style-name="T1">Module(s)</text:span></text:p>
            <text:p text:style-name="P6"><text:span text:style-name="T1">Under Test</text:span></text:p>
          </draw:text-box>
        </draw:frame>
        <draw:rect draw:style-name="gr3" draw:text-style-name="P5" draw:layer="layout" svg:width="1.747cm" svg:height="0.948cm" svg:x="13.23cm" svg:y="9.356cm">
          <text:p/>
        </draw:rect>
        <draw:frame draw:style-name="gr76" draw:text-style-name="P7" draw:layer="layout" svg:width="1.344cm" svg:height="0.455cm" svg:x="13.447cm" svg:y="9.652cm">
          <draw:text-box>
            <text:p text:style-name="P6"><text:span text:style-name="T1">Stub(s)</text:span></text:p>
          </draw:text-box>
        </draw:frame>
        <draw:custom-shape draw:style-name="gr20" draw:text-style-name="P10" draw:layer="layout" svg:width="0.947cm" svg:height="0.649cm" draw:transform="rotate (-1.5707963267949) translate (13.786cm 10.48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1" draw:text-style-name="P9" draw:layer="layout" svg:width="2.385cm" svg:height="0.907cm" svg:x="16.941cm" svg:y="6.607cm">
          <draw:text-box>
            <text:p text:style-name="P6"><text:span text:style-name="T2">TC to DPU</text:span></text:p>
            <text:p text:style-name="P6"><text:span text:style-name="T2">TM from DPU</text:span></text:p>
          </draw:text-box>
        </draw:frame>
        <draw:line draw:style-name="gr88" draw:text-style-name="P1" draw:layer="layout" svg:x1="18.135cm" svg:y1="7.493cm" svg:x2="17.024cm" svg:y2="9.935cm">
          <text:p/>
        </draw:line>
        <presentation:notes draw:style-name="dp2">
          <draw:page-thumbnail draw:style-name="gr24" draw:layer="layout" svg:width="13.705cm" svg:height="10.279cm" svg:x="3.646cm" svg:y="2.852cm" draw:page-number="8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presentation" presentation:presentation-page-layout-name="AL1T1">
        <office:forms form:automatic-focus="false" form:apply-design-mode="false"/>
        <draw:custom-shape draw:style-name="gr90" draw:text-style-name="P26" xml:id="id48" draw:id="id48" draw:layer="layout" svg:width="0.224cm" svg:height="0.4cm" svg:x="15.431cm" svg:y="13.202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26" xml:id="id47" draw:id="id47" draw:layer="layout" svg:width="0.224cm" svg:height="0.4cm" svg:x="14.132cm" svg:y="13.203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26" xml:id="id46" draw:id="id46" draw:layer="layout" svg:width="0.224cm" svg:height="0.4cm" svg:x="11.233cm" svg:y="13.20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frame draw:style-name="gr91" draw:text-style-name="P9" draw:layer="layout" svg:width="3.609cm" svg:height="0.581cm" svg:x="7.164cm" svg:y="9.176cm">
          <draw:text-box>
            <text:p text:style-name="P6"><text:span text:style-name="T2">Electrical Stimulation</text:span></text:p>
          </draw:text-box>
        </draw:frame>
        <draw:frame draw:style-name="gr92" draw:text-style-name="P7" draw:layer="layout" svg:width="0.976cm" svg:height="0.455cm" svg:x="12.305cm" svg:y="12.003cm">
          <draw:text-box>
            <text:p text:style-name="P6"><text:span text:style-name="T1">IFSW</text:span></text:p>
          </draw:text-box>
        </draw:frame>
        <draw:rect draw:style-name="gr3" draw:text-style-name="P5" xml:id="id41" draw:id="id41" draw:layer="layout" svg:width="3.445cm" svg:height="0.864cm" svg:x="10.956cm" svg:y="9.215cm">
          <text:p/>
        </draw:rect>
        <draw:frame draw:style-name="gr79" draw:text-style-name="P7" draw:layer="layout" svg:width="2.745cm" svg:height="0.455cm" svg:x="11.364cm" svg:y="9.397cm">
          <draw:text-box>
            <text:p text:style-name="P6"><text:span text:style-name="T1">Test Sequence</text:span></text:p>
          </draw:text-box>
        </draw:frame>
        <draw:connector draw:style-name="gr93" draw:text-style-name="P1" draw:layer="layout" draw:line-skew="-0.549cm" svg:x1="10.956cm" svg:y1="9.647cm" svg:x2="8.262cm" svg:y2="13.34cm" draw:start-shape="id41" draw:start-glue-point="3" draw:end-shape="id42" draw:end-glue-point="3" svg:d="M10956 9647h-3744v3693h1050" svg:viewBox="0 0 3745 3694">
          <text:p/>
        </draw:connector>
        <draw:frame draw:style-name="gr94" draw:text-style-name="P9" draw:layer="layout" svg:width="2.62cm" svg:height="0.581cm" svg:x="15.077cm" svg:y="9.128cm">
          <draw:text-box>
            <text:p text:style-name="P6"><text:span text:style-name="T2">TM/TC Link</text:span></text:p>
          </draw:text-box>
        </draw:frame>
        <draw:rect draw:style-name="gr81" draw:text-style-name="P24" draw:layer="layout" svg:width="2.753cm" svg:height="0.825cm" svg:x="11.407cm" svg:y="12.928cm">
          <text:p/>
        </draw:rect>
        <draw:frame draw:style-name="gr102" draw:text-style-name="P7" draw:layer="layout" svg:width="1.725cm" svg:height="0.455cm" svg:x="11.988cm" svg:y="13.149cm">
          <draw:text-box>
            <text:p text:style-name="P6"><text:span text:style-name="T1">DPU TBD</text:span></text:p>
          </draw:text-box>
        </draw:frame>
        <draw:rect draw:style-name="gr3" draw:text-style-name="P5" xml:id="id43" draw:id="id43" draw:layer="layout" svg:width="2.597cm" svg:height="0.726cm" svg:x="9.708cm" svg:y="10.732cm">
          <text:p/>
        </draw:rect>
        <draw:frame draw:style-name="gr83" draw:text-style-name="P7" draw:layer="layout" svg:width="2.296cm" svg:height="0.455cm" svg:x="9.815cm" svg:y="10.929cm">
          <draw:text-box>
            <text:p text:style-name="P6"><text:span text:style-name="T1">Config. Data</text:span></text:p>
          </draw:text-box>
        </draw:frame>
        <draw:connector draw:style-name="gr95" draw:text-style-name="P1" draw:layer="layout" svg:x1="12.305cm" svg:y1="11.095cm" svg:x2="12.741cm" svg:y2="11.956cm" draw:start-shape="id43" draw:start-glue-point="1" draw:end-shape="id44" draw:end-glue-point="0" svg:d="M12305 11095h436v861" svg:viewBox="0 0 437 862">
          <text:p/>
        </draw:connector>
        <draw:polygon draw:style-name="gr85" draw:text-style-name="P1" draw:layer="layout" svg:width="11.491cm" svg:height="5.312cm" svg:x="6.897cm" svg:y="8.89cm" svg:viewBox="0 0 11492 5313" draw:points="18,3765 2364,3765 2323,1549 8343,1549 8368,5313 11492,5313 11492,0 0,59 18,3840">
          <text:p/>
        </draw:polygon>
        <draw:frame draw:style-name="gr86" draw:text-style-name="P25" draw:layer="layout" svg:width="1.183cm" svg:height="0.498cm" svg:x="6.897cm" svg:y="8.474cm">
          <draw:text-box>
            <text:p text:style-name="P6"><text:span text:style-name="T5">EGSE</text:span></text:p>
          </draw:text-box>
        </draw:frame>
        <draw:frame draw:style-name="gr96" draw:text-style-name="P9" draw:layer="layout" svg:width="2.07cm" svg:height="0.581cm" svg:x="9.289cm" svg:y="14.691cm">
          <draw:text-box>
            <text:p text:style-name="P6"><text:span text:style-name="T2">Spacewire</text:span></text:p>
          </draw:text-box>
        </draw:frame>
        <draw:line draw:style-name="gr88" draw:text-style-name="P1" draw:layer="layout" svg:x1="10.311cm" svg:y1="14.677cm" svg:x2="10.784cm" svg:y2="13.554cm">
          <text:p/>
        </draw:line>
        <draw:custom-shape draw:style-name="gr90" draw:text-style-name="P26" xml:id="id45" draw:id="id45" draw:layer="layout" svg:width="0.224cm" svg:height="0.4cm" svg:x="10.032cm" svg:y="13.203cm">
          <text:p/>
          <draw:enhanced-geometry svg:viewBox="0 0 21600 21600" draw:type="rectangle" draw:enhanced-path="M 0 0 L 21600 0 21600 21600 0 21600 0 0 Z N"/>
        </draw:custom-shape>
        <draw:rect draw:style-name="gr81" draw:text-style-name="P24" xml:id="id42" draw:id="id42" draw:layer="layout" svg:width="1.798cm" svg:height="0.825cm" svg:x="8.262cm" svg:y="12.928cm">
          <text:p/>
        </draw:rect>
        <draw:frame draw:style-name="gr103" draw:text-style-name="P7" draw:layer="layout" svg:width="1.539cm" svg:height="0.455cm" svg:x="8.388cm" svg:y="13.149cm">
          <draw:text-box>
            <text:p text:style-name="P6"><text:span text:style-name="T1">SEM EM</text:span></text:p>
          </draw:text-box>
        </draw:frame>
        <draw:connector draw:style-name="gr98" draw:layer="layout" svg:x1="10.256cm" svg:y1="13.403cm" svg:x2="11.233cm" svg:y2="13.404cm" draw:start-shape="id45" draw:start-glue-point="1" draw:end-shape="id46" draw:end-glue-point="3" svg:d="M10256 13403h489v1h488" svg:viewBox="0 0 978 2">
          <text:p/>
        </draw:connector>
        <draw:rect draw:style-name="gr81" draw:text-style-name="P24" xml:id="id49" draw:id="id49" draw:layer="layout" svg:width="2.321cm" svg:height="0.825cm" svg:x="15.701cm" svg:y="12.928cm">
          <text:p/>
        </draw:rect>
        <draw:frame draw:style-name="gr99" draw:text-style-name="P7" draw:layer="layout" svg:width="1.801cm" svg:height="0.455cm" svg:x="15.998cm" svg:y="13.149cm">
          <draw:text-box>
            <text:p text:style-name="P6"><text:span text:style-name="T1">OBC Sim.</text:span></text:p>
          </draw:text-box>
        </draw:frame>
        <draw:connector draw:style-name="gr98" draw:layer="layout" svg:x1="14.356cm" svg:y1="13.403cm" svg:x2="15.431cm" svg:y2="13.402cm" draw:start-shape="id47" draw:start-glue-point="1" draw:end-shape="id48" draw:end-glue-point="3" svg:d="M14356 13403h538v-1h537" svg:viewBox="0 0 1076 2">
          <text:p/>
        </draw:connector>
        <draw:frame draw:style-name="gr96" draw:text-style-name="P9" draw:layer="layout" svg:width="2.07cm" svg:height="0.581cm" svg:x="13.489cm" svg:y="14.79cm">
          <draw:text-box>
            <text:p text:style-name="P6"><text:span text:style-name="T2">TBD Link</text:span></text:p>
          </draw:text-box>
        </draw:frame>
        <draw:line draw:style-name="gr88" draw:text-style-name="P1" draw:layer="layout" svg:x1="14.511cm" svg:y1="14.676cm" svg:x2="14.984cm" svg:y2="13.553cm">
          <text:p/>
        </draw:line>
        <draw:connector draw:style-name="gr100" draw:text-style-name="P1" draw:layer="layout" svg:x1="14.401cm" svg:y1="9.647cm" svg:x2="16.861cm" svg:y2="12.928cm" draw:start-shape="id41" draw:start-glue-point="1" draw:end-shape="id49" draw:end-glue-point="0" svg:d="M14401 9647h2460v3281" svg:viewBox="0 0 2461 3282">
          <text:p/>
        </draw:connector>
        <draw:rect draw:style-name="gr74" draw:text-style-name="P23" xml:id="id44" draw:id="id44" draw:layer="layout" svg:width="2.753cm" svg:height="0.77cm" svg:x="11.365cm" svg:y="11.956cm">
          <text:p/>
        </draw:rect>
        <draw:frame draw:style-name="gr27" draw:text-style-name="P7" draw:layer="layout" svg:width="1.171cm" svg:height="0.455cm" svg:x="12.246cm" svg:y="12.123cm">
          <draw:text-box>
            <text:p text:style-name="P6"><text:span text:style-name="T1">IFSW</text:span></text:p>
          </draw:text-box>
        </draw:frame>
        <draw:frame draw:style-name="gr104" draw:text-style-name="P9" draw:layer="layout" svg:width="3.423cm" svg:height="0.907cm" svg:x="16.058cm" svg:y="7.699cm">
          <draw:text-box>
            <text:p text:style-name="P6"><text:span text:style-name="T2">TC to DPU &amp; TM</text:span></text:p>
            <text:p text:style-name="P6"><text:span text:style-name="T2">from SEM and DPU</text:span></text:p>
          </draw:text-box>
        </draw:frame>
        <draw:line draw:style-name="gr88" draw:text-style-name="P1" draw:layer="layout" svg:x1="17.83cm" svg:y1="8.585cm" svg:x2="17.024cm" svg:y2="11.135cm">
          <text:p/>
        </draw:line>
        <presentation:notes draw:style-name="dp2">
          <draw:page-thumbnail draw:style-name="gr24" draw:layer="layout" svg:width="13.705cm" svg:height="10.279cm" svg:x="3.646cm" svg:y="2.852cm" draw:page-number="9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presentation" presentation:presentation-page-layout-name="AL1T1">
        <office:forms form:automatic-focus="false" form:apply-design-mode="false"/>
        <draw:custom-shape draw:style-name="gr90" draw:text-style-name="P26" xml:id="id60" draw:id="id60" draw:layer="layout" svg:width="0.224cm" svg:height="0.4cm" svg:x="8.03cm" svg:y="13.202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26" xml:id="id57" draw:id="id57" draw:layer="layout" svg:width="0.224cm" svg:height="0.4cm" svg:x="15.431cm" svg:y="13.202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26" xml:id="id56" draw:id="id56" draw:layer="layout" svg:width="0.224cm" svg:height="0.4cm" svg:x="14.132cm" svg:y="13.203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26" xml:id="id55" draw:id="id55" draw:layer="layout" svg:width="0.224cm" svg:height="0.4cm" svg:x="11.233cm" svg:y="13.20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frame draw:style-name="gr105" draw:text-style-name="P9" draw:layer="layout" svg:width="4.93cm" svg:height="0.581cm" svg:x="5.964cm" svg:y="9.176cm">
          <draw:text-box>
            <text:p text:style-name="P6"><text:span text:style-name="T2">Optical/Electrical Stimulation</text:span></text:p>
          </draw:text-box>
        </draw:frame>
        <draw:frame draw:style-name="gr92" draw:text-style-name="P7" draw:layer="layout" svg:width="0.976cm" svg:height="0.455cm" svg:x="12.305cm" svg:y="12.003cm">
          <draw:text-box>
            <text:p text:style-name="P6"><text:span text:style-name="T1">IFSW</text:span></text:p>
          </draw:text-box>
        </draw:frame>
        <draw:rect draw:style-name="gr3" draw:text-style-name="P5" xml:id="id50" draw:id="id50" draw:layer="layout" svg:width="3.445cm" svg:height="0.864cm" svg:x="10.956cm" svg:y="9.215cm">
          <text:p/>
        </draw:rect>
        <draw:frame draw:style-name="gr79" draw:text-style-name="P7" draw:layer="layout" svg:width="2.745cm" svg:height="0.455cm" svg:x="11.364cm" svg:y="9.397cm">
          <draw:text-box>
            <text:p text:style-name="P6"><text:span text:style-name="T1">Test Sequence</text:span></text:p>
          </draw:text-box>
        </draw:frame>
        <draw:connector draw:style-name="gr93" draw:text-style-name="P1" draw:layer="layout" svg:x1="10.956cm" svg:y1="9.647cm" svg:x2="6.22cm" svg:y2="12.928cm" draw:start-shape="id50" draw:start-glue-point="3" draw:end-shape="id51" draw:end-glue-point="0" svg:d="M10956 9647h-4736v3281" svg:viewBox="0 0 4737 3282">
          <text:p/>
        </draw:connector>
        <draw:frame draw:style-name="gr94" draw:text-style-name="P9" draw:layer="layout" svg:width="2.62cm" svg:height="0.581cm" svg:x="15.077cm" svg:y="9.128cm">
          <draw:text-box>
            <text:p text:style-name="P6"><text:span text:style-name="T2">TM/TC Link</text:span></text:p>
          </draw:text-box>
        </draw:frame>
        <draw:rect draw:style-name="gr81" draw:text-style-name="P24" draw:layer="layout" svg:width="2.753cm" svg:height="0.825cm" svg:x="11.407cm" svg:y="12.928cm">
          <text:p/>
        </draw:rect>
        <draw:frame draw:style-name="gr106" draw:text-style-name="P7" draw:layer="layout" svg:width="1.471cm" svg:height="0.455cm" svg:x="12.088cm" svg:y="13.149cm">
          <draw:text-box>
            <text:p text:style-name="P6"><text:span text:style-name="T1">BEE FM</text:span></text:p>
          </draw:text-box>
        </draw:frame>
        <draw:rect draw:style-name="gr81" draw:text-style-name="P24" xml:id="id52" draw:id="id52" draw:layer="layout" svg:width="2.597cm" svg:height="0.726cm" svg:x="9.708cm" svg:y="10.732cm">
          <text:p/>
        </draw:rect>
        <draw:frame draw:style-name="gr83" draw:text-style-name="P7" draw:layer="layout" svg:width="2.296cm" svg:height="0.455cm" svg:x="9.815cm" svg:y="10.929cm">
          <draw:text-box>
            <text:p text:style-name="P6"><text:span text:style-name="T1">Config. Data</text:span></text:p>
          </draw:text-box>
        </draw:frame>
        <draw:connector draw:style-name="gr95" draw:text-style-name="P1" draw:layer="layout" svg:x1="12.305cm" svg:y1="11.095cm" svg:x2="12.741cm" svg:y2="11.956cm" draw:start-shape="id52" draw:start-glue-point="1" draw:end-shape="id53" draw:end-glue-point="0" svg:d="M12305 11095h436v861" svg:viewBox="0 0 437 862">
          <text:p/>
        </draw:connector>
        <draw:polygon draw:style-name="gr85" draw:text-style-name="P1" draw:layer="layout" svg:width="13.156cm" svg:height="3.834cm" svg:x="5.232cm" svg:y="8.89cm" svg:viewBox="0 0 13157 3835" draw:points="1683,3765 4029,3765 3988,1549 10008,1549 10058,3835 13157,3835 13157,0 0,0 0,3759">
          <text:p/>
        </draw:polygon>
        <draw:frame draw:style-name="gr86" draw:text-style-name="P25" draw:layer="layout" svg:width="1.183cm" svg:height="0.498cm" svg:x="5.197cm" svg:y="8.374cm">
          <draw:text-box>
            <text:p text:style-name="P6"><text:span text:style-name="T5">EGSE</text:span></text:p>
          </draw:text-box>
        </draw:frame>
        <draw:frame draw:style-name="gr96" draw:text-style-name="P9" draw:layer="layout" svg:width="2.07cm" svg:height="0.581cm" svg:x="9.289cm" svg:y="14.691cm">
          <draw:text-box>
            <text:p text:style-name="P6"><text:span text:style-name="T2">Spacewire</text:span></text:p>
          </draw:text-box>
        </draw:frame>
        <draw:line draw:style-name="gr88" draw:text-style-name="P1" draw:layer="layout" svg:x1="10.311cm" svg:y1="14.677cm" svg:x2="10.784cm" svg:y2="13.554cm">
          <text:p/>
        </draw:line>
        <draw:custom-shape draw:style-name="gr90" draw:text-style-name="P26" xml:id="id54" draw:id="id54" draw:layer="layout" svg:width="0.224cm" svg:height="0.4cm" svg:x="10.032cm" svg:y="13.203cm">
          <text:p/>
          <draw:enhanced-geometry svg:viewBox="0 0 21600 21600" draw:type="rectangle" draw:enhanced-path="M 0 0 L 21600 0 21600 21600 0 21600 0 0 Z N"/>
        </draw:custom-shape>
        <draw:rect draw:style-name="gr81" draw:text-style-name="P24" draw:layer="layout" svg:width="1.798cm" svg:height="0.825cm" svg:x="8.262cm" svg:y="12.928cm">
          <text:p/>
        </draw:rect>
        <draw:frame draw:style-name="gr107" draw:text-style-name="P7" draw:layer="layout" svg:width="1.518cm" svg:height="0.455cm" svg:x="8.388cm" svg:y="13.149cm">
          <draw:text-box>
            <text:p text:style-name="P6"><text:span text:style-name="T1">SEM FM</text:span></text:p>
          </draw:text-box>
        </draw:frame>
        <draw:connector draw:style-name="gr98" draw:layer="layout" svg:x1="10.256cm" svg:y1="13.403cm" svg:x2="11.233cm" svg:y2="13.404cm" draw:start-shape="id54" draw:start-glue-point="1" draw:end-shape="id55" draw:end-glue-point="3" svg:d="M10256 13403h489v1h488" svg:viewBox="0 0 978 2">
          <text:p/>
        </draw:connector>
        <draw:rect draw:style-name="gr81" draw:text-style-name="P24" xml:id="id58" draw:id="id58" draw:layer="layout" svg:width="2.321cm" svg:height="0.825cm" svg:x="15.701cm" svg:y="12.928cm">
          <text:p/>
        </draw:rect>
        <draw:frame draw:style-name="gr108" draw:text-style-name="P7" draw:layer="layout" svg:width="1.792cm" svg:height="0.455cm" svg:x="15.998cm" svg:y="13.149cm">
          <draw:text-box>
            <text:p text:style-name="P6"><text:span text:style-name="T1">OBC TBD</text:span></text:p>
          </draw:text-box>
        </draw:frame>
        <draw:connector draw:style-name="gr98" draw:layer="layout" svg:x1="14.356cm" svg:y1="13.403cm" svg:x2="15.431cm" svg:y2="13.402cm" draw:start-shape="id56" draw:start-glue-point="1" draw:end-shape="id57" draw:end-glue-point="3" svg:d="M14356 13403h538v-1h537" svg:viewBox="0 0 1076 2">
          <text:p/>
        </draw:connector>
        <draw:frame draw:style-name="gr96" draw:text-style-name="P9" draw:layer="layout" svg:width="2.07cm" svg:height="0.581cm" svg:x="13.489cm" svg:y="14.79cm">
          <draw:text-box>
            <text:p text:style-name="P6"><text:span text:style-name="T2">TBD Link</text:span></text:p>
          </draw:text-box>
        </draw:frame>
        <draw:line draw:style-name="gr88" draw:text-style-name="P1" draw:layer="layout" svg:x1="14.511cm" svg:y1="14.676cm" svg:x2="14.984cm" svg:y2="13.553cm">
          <text:p/>
        </draw:line>
        <draw:connector draw:style-name="gr100" draw:text-style-name="P1" draw:layer="layout" svg:x1="14.401cm" svg:y1="9.647cm" svg:x2="16.861cm" svg:y2="12.928cm" draw:start-shape="id50" draw:start-glue-point="1" draw:end-shape="id58" draw:end-glue-point="0" svg:d="M14401 9647h2460v3281" svg:viewBox="0 0 2461 3282">
          <text:p/>
        </draw:connector>
        <draw:rect draw:style-name="gr74" draw:text-style-name="P23" xml:id="id53" draw:id="id53" draw:layer="layout" svg:width="2.753cm" svg:height="0.77cm" svg:x="11.365cm" svg:y="11.956cm">
          <text:p/>
        </draw:rect>
        <draw:frame draw:style-name="gr27" draw:text-style-name="P7" draw:layer="layout" svg:width="1.171cm" svg:height="0.455cm" svg:x="12.246cm" svg:y="12.123cm">
          <draw:text-box>
            <text:p text:style-name="P6"><text:span text:style-name="T1">IFSW</text:span></text:p>
          </draw:text-box>
        </draw:frame>
        <draw:frame draw:style-name="gr104" draw:text-style-name="P9" draw:layer="layout" svg:width="3.423cm" svg:height="0.907cm" svg:x="15.957cm" svg:y="7.597cm">
          <draw:text-box>
            <text:p text:style-name="P6"><text:span text:style-name="T2">TC to DPU &amp; TM</text:span></text:p>
            <text:p text:style-name="P6"><text:span text:style-name="T2">from SEM and DPU</text:span></text:p>
          </draw:text-box>
        </draw:frame>
        <draw:line draw:style-name="gr88" draw:text-style-name="P1" draw:layer="layout" svg:x1="17.856cm" svg:y1="8.483cm" svg:x2="17.024cm" svg:y2="11.135cm">
          <text:p/>
        </draw:line>
        <draw:custom-shape draw:style-name="gr90" draw:text-style-name="P26" xml:id="id59" draw:id="id59" draw:layer="layout" svg:width="0.224cm" svg:height="0.4cm" svg:x="7.231cm" svg:y="13.203cm">
          <text:p/>
          <draw:enhanced-geometry svg:viewBox="0 0 21600 21600" draw:type="rectangle" draw:enhanced-path="M 0 0 L 21600 0 21600 21600 0 21600 0 0 Z N"/>
        </draw:custom-shape>
        <draw:rect draw:style-name="gr81" draw:text-style-name="P24" xml:id="id51" draw:id="id51" draw:layer="layout" svg:width="2.078cm" svg:height="0.825cm" svg:x="5.181cm" svg:y="12.928cm">
          <text:p/>
        </draw:rect>
        <draw:frame draw:style-name="gr27" draw:text-style-name="P7" draw:layer="layout" svg:width="1.171cm" svg:height="0.455cm" svg:x="5.787cm" svg:y="13.149cm">
          <draw:text-box>
            <text:p text:style-name="P6"><text:span text:style-name="T1">FPM</text:span></text:p>
          </draw:text-box>
        </draw:frame>
        <draw:connector draw:style-name="gr98" draw:layer="layout" svg:x1="7.455cm" svg:y1="13.403cm" svg:x2="8.03cm" svg:y2="13.402cm" draw:start-shape="id59" draw:start-glue-point="1" draw:end-shape="id60" draw:end-glue-point="3" svg:d="M7455 13403h288v-1h287" svg:viewBox="0 0 576 2">
          <text:p/>
        </draw:connector>
        <draw:frame draw:style-name="gr96" draw:text-style-name="P9" draw:layer="layout" svg:width="2.07cm" svg:height="0.581cm" svg:x="11.289cm" svg:y="15.089cm">
          <draw:text-box>
            <text:p text:style-name="P6"><text:span text:style-name="T2">DPU+PSU</text:span></text:p>
          </draw:text-box>
        </draw:frame>
        <draw:line draw:style-name="gr88" draw:text-style-name="P1" draw:layer="layout" svg:x1="12.311cm" svg:y1="14.975cm" svg:x2="12.784cm" svg:y2="13.852cm">
          <text:p/>
        </draw:line>
        <presentation:notes draw:style-name="dp2">
          <draw:page-thumbnail draw:style-name="gr24" draw:layer="layout" svg:width="13.705cm" svg:height="10.279cm" svg:x="3.646cm" svg:y="2.852cm" draw:page-number="10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ourier New" svg:font-family="'Courier New'" style:font-family-generic="swiss"/>
    <style:font-face style:name="Arial3" svg:font-family="Arial" style:font-pitch="variable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axial" draw:start-color="#063de8" draw:end-color="#011244" draw:start-intensity="100%" draw:end-intensity="100%" draw:angle="2700" draw:border="0%"/>
    <draw:gradient draw:name="Gradient_20_9" draw:display-name="Gradient 9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4" draw:display-name="Bitmape 4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1131 902" svg:d="M564 0l-564 902h1131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4" svg:stroke-width="0cm" svg:stroke-color="#000000" draw:marker-start="Circle" draw:marker-start-width="0.152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5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marker-start="Symmetric_20_Arrow" draw:marker-start-width="0.254cm" draw:marker-end="Symmetric_20_Arrow" draw:marker-end-width="0.152cm" draw:fill="none" draw:fill-gradient-name="Gradient_20_9" draw:fill-hatch-name="Hatching_20_1" draw:fill-image-name="Bitmape_20_4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7.7000007629395pt" style:font-name-asian="Courier New" style:font-family-asian="'Courier New'" style:font-family-generic-asian="swiss" style:font-size-asian="17.7000007629395pt" style:font-name-complex="Courier New" style:font-family-complex="'Courier New'" style:font-family-generic-complex="swiss" style:font-size-complex="17.7000007629395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7.7000007629395pt" fo:font-weight="bold" style:font-name-asian="Courier New" style:font-family-asian="'Courier New'" style:font-family-generic-asian="swiss" style:font-size-asian="17.7000007629395pt" style:font-weight-asian="bold" style:font-name-complex="Courier New" style:font-family-complex="'Courier New'" style:font-family-generic-complex="swiss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7.7000007629395pt" style:font-name-asian="Courier New" style:font-family-asian="'Courier New'" style:font-family-generic-asian="swiss" style:font-size-asian="17.7000007629395pt" style:font-name-complex="Courier New" style:font-family-complex="'Courier New'" style:font-family-generic-complex="swiss" style:font-size-complex="17.7000007629395pt"/>
    </style:style>
    <style:style style:name="Bottom_20_of_20_Form" style:display-name="Bottom of Form" style:family="graphic">
      <style:paragraph-properties fo:text-align="center" style:text-autospace="none"/>
      <style:text-properties style:font-name="Arial" fo:font-family="Arial" style:font-family-generic="swiss" fo:font-size="14.1000003814697pt" style:font-name-asian="Arial" style:font-family-asian="Arial" style:font-family-generic-asian="swiss" style:font-size-asian="14.1000003814697pt" style:font-name-complex="Arial" style:font-family-complex="Arial" style:font-family-generic-complex="swiss" style:font-size-complex="14.1000003814697pt"/>
    </style:style>
    <style:style style:name="Top_20_of_20_Form" style:display-name="Top of Form" style:family="graphic">
      <style:paragraph-properties fo:text-align="center" style:text-autospace="none"/>
      <style:text-properties style:font-name="Arial" fo:font-family="Arial" style:font-family-generic="swiss" fo:font-size="14.1000003814697pt" style:font-name-asian="Arial" style:font-family-asian="Arial" style:font-family-generic-asian="swiss" style:font-size-asian="14.1000003814697pt" style:font-name-complex="Arial" style:font-family-complex="Arial" style:font-family-generic-complex="swiss" style:font-size-complex="14.1000003814697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7.7000007629395pt" style:font-name-asian="Courier New" style:font-family-asian="'Courier New'" style:font-family-generic-asian="swiss" style:font-size-asian="17.7000007629395pt" style:font-name-complex="Courier New" style:font-family-complex="'Courier New'" style:font-family-generic-complex="swiss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cheen" style:family="graphic" style:parent-style-name="objectwithoutfill">
      <style:graphic-properties svg:stroke-width="0.07cm" svg:stroke-color="#808080" draw:marker-start-width="0.305cm" draw:marker-end-width="0.305cm" draw:fill="solid" draw:fill-color="#e6e6e6" draw:fill-image-width="0cm" draw:fill-image-height="0cm"/>
      <style:paragraph-properties fo:text-align="center"/>
    </style:style>
    <style:style style:name="Heading_20_1" style:display-name="Heading 1" style:family="graphic">
      <style:paragraph-properties fo:margin-top="0.374cm" fo:margin-bottom="0.374cm" style:text-autospace="none"/>
      <style:text-properties style:font-name="Arial2" fo:font-family="Arial" style:font-family-generic="swiss" style:font-pitch="variable" fo:font-size="21.2000007629395pt" fo:language="zxx" fo:country="none" fo:font-weight="bold" style:font-size-asian="21.2000007629395pt" style:language-asian="zxx" style:country-asian="none" style:font-weight-asian="bold" style:font-size-complex="21.2000007629395pt"/>
    </style:style>
    <style:style style:name="Strong_20_Emphasis" style:display-name="Strong Emphasis" style:family="graphic">
      <style:paragraph-properties style:text-autospace="none"/>
      <style:text-properties fo:font-size="21.2000007629395pt" fo:language="zxx" fo:country="none" fo:font-weight="bold" style:font-size-asian="21.2000007629395pt" style:language-asian="zxx" style:country-asian="none" style:font-weight-asian="bold" style:font-size-complex="21.2000007629395pt" style:font-weight-complex="bold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" style:font-family-asian="'Arial Unicode MS'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">
            <style:list-level-properties text:min-label-width="0.952cm"/>
            <style:text-properties fo:font-family="Wingdings" style:font-pitch="variable" style:font-charset="x-symbol" fo:color="#2800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style:use-window-font-color="true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style:use-window-font-color="true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2800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2800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2800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2800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2800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2800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7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280099" style:text-outline="false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bold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7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6pt" fo:font-style="normal" fo:text-shadow="none" style:text-underline-style="none" fo:font-weight="normal" style:font-size-asian="20pt" style:font-size-complex="20pt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6pt" style:font-size-complex="16pt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">
            <style:list-level-properties/>
            <style:text-properties fo:font-family="Wingdings" style:font-pitch="variable" style:font-charset="x-symbol" fo:color="#000000" fo:font-size="70%"/>
          </text:list-level-style-bullet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7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imes New Roman" fo:color="#33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80099" style:text-outline="false" style:text-line-through-style="none" style:text-line-through-type="none" style:text-position="0% 100%" style:font-name="Arial2" fo:font-family="Arial" style:font-family-generic="swiss" style:font-pitch="variable" fo:font-size="40pt" fo:font-style="normal" fo:text-shadow="none" style:text-underline-style="none" fo:font-weight="normal" style:font-name-asian="Arial Unicode MS" style:font-family-asian="'Arial Unicode MS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font-relief="none"/>
    </style:style>
    <style:style style:name="presentation-background" style:family="presentation">
      <style:graphic-properties draw:stroke="none" draw:fill="solid" draw:fill-color="#215691" draw:fill-image-width="0cm" draw:fill-image-height="0cm"/>
    </style:style>
    <style:style style:name="presentation-backgroundobjects" style:family="presentation">
      <style:graphic-properties draw:shadow="hidden" draw:shadow-offset-x="0.3cm" draw:shadow-offset-y="0.3cm" draw:shadow-color="#808080"/>
    </style:style>
    <style:style style:name="presentation-notes" style:family="presentation">
      <style:graphic-properties draw:stroke="none" draw:fill="none">
        <text:list-style style:name="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sentation-outline1" style:family="presentation">
      <style:graphic-properties draw:stroke="none" draw:fill="none">
        <text:list-style style:name="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style-name="Regular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presentation-outline2" style:family="presentation" style:parent-style-name="presentation-outline1">
      <style:paragraph-properties fo:margin-left="2.4cm" fo:margin-right="0cm" fo:margin-top="0cm" fo:margin-bottom="0.4cm" fo:text-indent="-0.8cm"/>
      <style:text-properties fo:font-size="20pt" style:font-size-asian="28pt" style:font-size-complex="28pt"/>
    </style:style>
    <style:style style:name="presentation-outline3" style:family="presentation" style:parent-style-name="presentation-outline2">
      <style:paragraph-properties fo:margin-left="3.6cm" fo:margin-right="0cm" fo:margin-top="0cm" fo:margin-bottom="0.3cm" fo:text-indent="-0.6cm"/>
      <style:text-properties fo:font-size="18pt" style:font-size-asian="24pt" style:font-size-complex="24pt"/>
    </style:style>
    <style:style style:name="presentation-outline4" style:family="presentation" style:parent-style-name="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sentation-outline5" style:family="presentation" style:parent-style-name="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sentation-outline6" style:family="presentation" style:parent-style-name="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sentation-outline7" style:family="presentation" style:parent-style-name="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sentation-outline8" style:family="presentation" style:parent-style-name="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sentation-outline9" style:family="presentation" style:parent-style-name="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sentation-subtitle" style:family="presentation">
      <style:graphic-properties draw:stroke="none" draw:fill="none" draw:textarea-vertical-align="middle">
        <text:list-style style:name="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Verdana" fo:font-family="Verdana" style:font-style-name="Regular" style:font-family-generic="swiss" style:font-pitch="variable" fo:font-size="26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presentation-title" style:family="presentation">
      <style:graphic-properties draw:stroke="none" draw:fill="none" draw:textarea-vertical-align="middle">
        <text:list-style style:name="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font-name-asian="Lucida Sans Unicode" style:font-family-asian="'Lucida Sans Unicode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21569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2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3" style:family="graphic" style:parent-style-name="standard">
      <style:graphic-properties draw:stroke="none" draw:fill="gradient" draw:fill-color="#063de8" draw:fill-gradient-name="Gradient_20_7" draw:textarea-horizontal-align="center" draw:textarea-vertical-align="middle" draw:shadow="hidden" draw:shadow-color="#80808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6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7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8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9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objectwithoutfill">
      <style:graphic-properties svg:stroke-width="0.1cm" draw:marker-start-width="0.45cm" draw:marker-end-width="0.45cm" draw:fill="solid" draw:fill-color="#ffffff" draw:textarea-horizontal-align="center" draw:textarea-vertical-align="middle" fo:padding-top="0.05cm" fo:padding-bottom="0.05cm" fo:padding-left="0.05cm" fo:padding-right="0.05cm"/>
    </style:style>
    <style:style style:name="M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329cm" fo:min-width="0cm" fo:padding-top="0.13cm" fo:padding-bottom="0.13cm" fo:padding-left="0.25cm" fo:padding-right="0.25cm" draw:shadow="hidden" draw:shadow-color="#808080"/>
    </style:style>
    <style:style style:name="Mpr2" style:family="presentation" style:parent-style-name="Default-outline1">
      <style:graphic-properties draw:fill-color="#ffffff" draw:auto-grow-height="false" fo:min-height="12.001cm"/>
    </style:style>
    <style:style style:name="Mpr3" style:family="presentation" style:parent-style-name="presentation-title">
      <style:graphic-properties draw:fill-color="#ffffff" draw:auto-grow-height="false" fo:min-height="3.507cm"/>
    </style:style>
    <style:style style:name="Mpr4" style:family="presentation" style:parent-style-name="presentation-outline1">
      <style:graphic-properties draw:fill-color="#ffffff" draw:auto-grow-height="false" fo:min-height="13.23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MP3" style:family="paragraph">
      <loext:graphic-properties draw:fill-color="#ffffff"/>
      <style:paragraph-properties fo:margin-left="1.2cm" fo:margin-right="0cm" fo:text-indent="-0.9cm" style:writing-mode="lr-tb"/>
    </style:style>
    <style:style style:name="MP4" style:family="paragraph">
      <loext:graphic-properties draw:fill="none" draw:fill-color="#00cc99"/>
      <style:paragraph-properties style:writing-mode="lr-tb"/>
    </style:style>
    <style:style style:name="MP5" style:family="paragraph">
      <style:paragraph-properties fo:margin-left="0cm" fo:margin-right="0cm" fo:line-height="107%" fo:text-align="center" fo:text-indent="0cm"/>
    </style:style>
    <style:style style:name="MP6" style:family="paragraph">
      <loext:graphic-properties draw:fill="gradient" draw:fill-color="#063de8" draw:fill-gradient-name="Gradient_20_7"/>
      <style:paragraph-properties fo:text-align="center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style:paragraph-properties fo:margin-left="0cm" fo:margin-right="0cm" fo:text-align="end" fo:text-indent="0cm"/>
    </style:style>
    <style:style style:name="MP9" style:family="paragraph">
      <loext:graphic-properties draw:fill="none" draw:opacity="100%"/>
      <style:paragraph-properties fo:text-align="center"/>
    </style:style>
    <style:style style:name="MP10" style:family="paragraph">
      <loext:graphic-properties draw:fill-color="#ffffff"/>
      <style:paragraph-properties fo:margin-left="0cm" fo:margin-right="0cm" fo:text-indent="0cm" style:writing-mode="lr-tb"/>
    </style:style>
    <style:style style:name="MP11" style:family="paragraph">
      <loext:graphic-properties draw:fill="none"/>
      <style:paragraph-properties fo:text-align="center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font-name="Arial2" fo:font-size="10pt" style:font-size-asian="10pt" style:font-size-complex="10pt"/>
    </style:style>
    <style:style style:name="MT3" style:family="text">
      <style:text-properties style:font-name="Arial3" fo:font-size="10pt" style:font-size-asian="10pt" style:font-size-complex="10pt"/>
    </style:style>
    <style:style style:name="MT4" style:family="text">
      <style:text-properties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">
        <style:list-level-properties text:min-label-width="0.952cm"/>
        <style:text-properties fo:font-family="Wingdings" style:font-pitch="variable" style:font-charset="x-symbol" fo:color="#28009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2" style:use-window-font-color="true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280099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280099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280099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280099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2800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2800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6.663cm" svg:height="4.997cm" svg:x="1.904cm" svg:y="4.95cm"/>
      <draw:page-thumbnail draw:layer="backgroundobjects" svg:width="6.663cm" svg:height="4.997cm" svg:x="10.472cm" svg:y="4.95cm"/>
      <draw:page-thumbnail draw:layer="backgroundobjects" svg:width="6.663cm" svg:height="4.997cm" svg:x="1.904cm" svg:y="17.14cm"/>
      <draw:page-thumbnail draw:layer="backgroundobjects" svg:width="6.663cm" svg:height="4.997cm" svg:x="10.472cm" svg:y="17.14cm"/>
    </style:handout-master>
    <style:master-page style:name="Default" style:page-layout-name="PM1" draw:style-name="Mdp1">
      <draw:frame presentation:style-name="Mpr1" draw:text-style-name="MP2" draw:layer="backgroundobjects" svg:width="25.4cm" svg:height="2.328cm" svg:x="0cm" svg:y="0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1.59cm" svg:height="13.758cm" svg:x="1.876cm" svg:y="3.44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4" draw:layer="backgroundobjects" svg:width="5.292cm" svg:height="1.27cm" svg:x="1.905cm" svg:y="17.757cm">
        <draw:text-box>
          <text:p text:style-name="MP1"><text:span text:style-name="MT1"/></text:p>
          <text:p text:style-name="MP1"><text:span text:style-name="MT2">March </text:span><text:span text:style-name="MT2">2005 - </text:span><text:span text:style-name="MT2"><text:page-number>&lt;number&gt;</text:page-number></text:span></text:p>
        </draw:text-box>
      </draw:frame>
      <draw:frame draw:style-name="Mgr2" draw:text-style-name="MP4" draw:layer="backgroundobjects" svg:width="9.759cm" svg:height="1.27cm" svg:x="14.936cm" svg:y="17.728cm">
        <draw:text-box>
          <text:p text:style-name="MP5"><text:span text:style-name="MT3"/></text:p>
          <text:p text:style-name="MP5"><text:span text:style-name="MT3">ASSE</text:span><text:span text:style-name="MT3">RT </text:span><text:span text:style-name="MT3">WP4.2 </text:span><text:span text:style-name="MT3">– </text:span><text:span text:style-name="MT3">Frame</text:span><text:span text:style-name="MT3">work </text:span><text:span text:style-name="MT3">Develo</text:span><text:span text:style-name="MT3">pment </text:span><text:span text:style-name="MT3">Experi</text:span><text:span text:style-name="MT3">ment</text:span></text:p>
        </draw:text-box>
      </draw:frame>
      <draw:g>
        <draw:rect draw:style-name="Mgr3" draw:text-style-name="MP6" draw:layer="backgroundobjects" svg:width="25.4cm" svg:height="0.181cm" svg:x="0cm" svg:y="2.54cm">
          <text:p/>
        </draw:rect>
        <draw:rect draw:style-name="Mgr3" draw:text-style-name="MP6" draw:layer="backgroundobjects" svg:width="25.4cm" svg:height="0.093cm" svg:x="0cm" svg:y="2.817cm">
          <text:p/>
        </draw:rect>
      </draw:g>
      <presentation:notes style:page-layout-name="PM2">
        <draw:rect draw:style-name="Mgr4" draw:text-style-name="MP7" draw:layer="backgroundobjects" svg:width="19.04cm" svg:height="27.09cm" svg:x="0cm" svg:y="0cm">
          <text:p/>
        </draw:rect>
        <draw:frame draw:style-name="Mgr5" draw:text-style-name="MP4" draw:layer="backgroundobjects" svg:width="8.255cm" svg:height="1.354cm" svg:x="0cm" svg:y="0cm">
          <draw:text-box>
            <text:p/>
          </draw:text-box>
        </draw:frame>
        <draw:frame draw:style-name="Mgr6" draw:text-style-name="MP4" draw:layer="backgroundobjects" svg:width="8.255cm" svg:height="1.354cm" svg:x="10.786cm" svg:y="0cm">
          <draw:text-box>
            <text:p/>
          </draw:text-box>
        </draw:frame>
        <draw:page-thumbnail presentation:style-name="Default-title" draw:layer="backgroundobjects" svg:width="13.551cm" svg:height="10.164cm" svg:x="2.752cm" svg:y="2.024cm" presentation:class="page"/>
        <draw:frame presentation:style-name="Default-notes" draw:layer="backgroundobjects" svg:width="13.953cm" svg:height="12.201cm" svg:x="2.544cm" svg:y="12.859cm" presentation:class="notes" presentation:placeholder="true">
          <draw:text-box/>
        </draw:frame>
        <draw:frame draw:style-name="Mgr7" draw:text-style-name="MP4" draw:layer="backgroundobjects" svg:width="8.255cm" svg:height="1.354cm" svg:x="0cm" svg:y="25.731cm">
          <draw:text-box>
            <text:p/>
          </draw:text-box>
        </draw:frame>
        <draw:frame draw:style-name="Mgr8" draw:text-style-name="MP4" draw:layer="backgroundobjects" svg:width="8.255cm" svg:height="1.354cm" svg:x="10.786cm" svg:y="25.731cm">
          <draw:text-box>
            <text:p text:style-name="MP8"><text:span text:style-name="MT4"><text:page-number>&lt;number&gt;</text:page-number></text:span></text:p>
          </draw:text-box>
        </draw:frame>
      </presentation:notes>
    </style:master-page>
    <style:master-page style:name="presentation" style:page-layout-name="PM1" draw:style-name="Mdp2">
      <draw:frame draw:style-name="Mgr9" draw:text-style-name="MP9" draw:layer="backgroundobjects" svg:width="25.391cm" svg:height="4.046cm" svg:x="0cm" svg:y="0cm">
        <draw:image xlink:href="Pictures/1000000000000016000000A3F2E2FD7F03B33961.png" xlink:type="simple" xlink:show="embed" xlink:actuate="onLoad">
          <text:p/>
        </draw:image>
      </draw:frame>
      <draw:frame presentation:style-name="Mpr3" draw:text-style-name="MP10" draw:layer="backgroundobjects" svg:width="17.625cm" svg:height="3.18cm" svg:x="0.847cm" svg:y="0.273cm" presentation:class="title" presentation:user-transformed="true">
        <draw:text-box>
          <text:p text:style-name="MP1">Click to edit the title tex</text:p>
        </draw:text-box>
      </draw:frame>
      <draw:rect draw:style-name="Mgr10" draw:text-style-name="MP7" draw:layer="backgroundobjects" svg:width="24.45cm" svg:height="15.083cm" svg:x="0.496cm" svg:y="3.401cm" draw:corner-radius="0.5cm">
        <text:p/>
      </draw:rect>
      <draw:frame presentation:style-name="Mpr4" draw:text-style-name="MP3" draw:layer="backgroundobjects" svg:width="23.837cm" svg:height="14.284cm" svg:x="0.776cm" svg:y="4.093cm" presentation:class="outline" presentation:user-transformed="tru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1" draw:text-style-name="MP11" draw:layer="backgroundobjects" svg:width="3.17cm" svg:height="2.404cm" svg:x="21.862cm" svg:y="0.589cm">
        <draw:image xlink:href="Pictures/100032260000C97E0000D0BD9D165E6B48F0C3BB.wmf" xlink:type="simple" xlink:show="embed" xlink:actuate="onLoad">
          <text:p/>
        </draw:image>
        <draw:image xlink:href="Pictures/10000201000002B7000002D0AAD5C616A92A5D5E.png" xlink:type="simple" xlink:show="embed" xlink:actuate="onLoad"/>
      </draw:frame>
      <presentation:notes style:page-layout-name="PM2">
        <draw:page-thumbnail presentation:style-name="presentation-title" draw:layer="backgroundobjects" svg:width="13.705cm" svg:height="10.279cm" svg:x="3.646cm" svg:y="2.852cm" presentation:class="page"/>
        <draw:frame presentation:style-name="presentation-notes" draw:layer="backgroundobjects" svg:width="14.517cm" svg:height="11.409cm" svg:x="3.248cm" svg:y="14.129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Presentation Plan</dc:title>
    <meta:initial-creator>Alessandro Pasetti</meta:initial-creator>
    <meta:creation-date>1999-11-07T09:58:42</meta:creation-date>
    <dc:date>2021-05-20T23:30:19.824394473</dc:date>
    <meta:print-date>2000-01-20T13:49:02</meta:print-date>
    <meta:editing-cycles>643</meta:editing-cycles>
    <meta:editing-duration>P21DT7H33M39S</meta:editing-duration>
    <meta:document-statistic meta:object-count="448"/>
    <meta:user-defined meta:name="Info 1"/>
    <meta:user-defined meta:name="Info 2"/>
    <meta:user-defined meta:name="Info 3"/>
    <meta:user-defined meta:name="Info 4"/>
  </office:meta>
</office:document-meta>
</file>